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2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3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96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6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4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6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372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08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504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398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98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3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623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139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39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33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45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071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83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6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7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6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91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5.81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6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29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9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r4" style:family="presentation" style:parent-style-name="Default-title">
      <style:graphic-properties draw:auto-grow-height="false" draw:fit-to-size="shrink-to-fit" style:shrink-to-fit="true" fo:min-height="3.005cm"/>
    </style:style>
    <style:style style:name="P1" style:family="paragraph">
      <loext:graphic-properties draw:fill="none" draw:fill-color="#ffffff"/>
      <style:text-properties fo:color="#158466" style:font-name="Phosphate"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158466" style:font-name="American Typewriter"/>
    </style:style>
    <style:style style:name="P8" style:family="paragraph">
      <style:paragraph-properties fo:text-align="start"/>
      <style:text-properties style:font-name="American Typewri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merican Typewriter"/>
    </style:style>
    <style:style style:name="P11" style:family="paragraph">
      <loext:graphic-properties draw:fill="none" draw:fill-color="#ffffff"/>
      <style:paragraph-properties fo:text-align="center"/>
      <style:text-properties fo:color="#c9211e" style:font-name="American Typewriter"/>
    </style:style>
    <style:style style:name="P12" style:family="paragraph">
      <style:paragraph-properties fo:text-align="center"/>
      <style:text-properties fo:color="#b2b2b2"/>
    </style:style>
    <style:style style:name="P13" style:family="paragraph">
      <loext:graphic-properties draw:fill="none" draw:fill-color="#ffffff"/>
      <style:paragraph-properties fo:text-align="center"/>
      <style:text-properties fo:color="#b2b2b2" style:font-name="American Typewriter"/>
    </style:style>
    <style:style style:name="P14" style:family="paragraph">
      <style:paragraph-properties fo:text-align="center"/>
      <style:text-properties fo:color="#000000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American Typewriter" style:text-underline-style="solid" style:text-underline-width="auto" style:text-underline-color="font-color"/>
    </style:style>
    <style:style style:name="P16" style:family="paragraph">
      <style:paragraph-properties fo:text-align="center"/>
      <style:text-properties fo:color="#b2b2b2" style:text-underline-style="none"/>
    </style:style>
    <style:style style:name="P17" style:family="paragraph">
      <loext:graphic-properties draw:fill="none" draw:fill-color="#ffffff"/>
      <style:paragraph-properties fo:text-align="center"/>
      <style:text-properties fo:color="#b2b2b2" style:font-name="American Typewriter" style:text-underline-style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color="#ffffd7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text-align="center"/>
      <style:text-properties fo:color="#ffffd7" style:font-name="American Typewriter" style:text-underline-style="solid" style:text-underline-width="auto" style:text-underline-color="font-color"/>
    </style:style>
    <style:style style:name="P21" style:family="paragraph">
      <style:paragraph-properties fo:text-align="center"/>
      <style:text-properties fo:color="#ffffd7" style:text-line-through-style="none" style:text-line-through-type="none" style:text-underline-style="none"/>
    </style:style>
    <style:style style:name="P22" style:family="paragraph">
      <loext:graphic-properties draw:fill="none" draw:fill-color="#ffffff"/>
      <style:paragraph-properties fo:text-align="center"/>
      <style:text-properties fo:color="#ffffd7" style:text-line-through-style="none" style:text-line-through-type="none" style:font-name="American Typewriter" style:text-underline-style="none"/>
    </style:style>
    <style:style style:name="P23" style:family="paragraph"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American Typewriter"/>
    </style:style>
    <style:style style:name="P25" style:family="paragraph">
      <style:paragraph-properties fo:text-align="center"/>
      <style:text-properties fo:color="#ffffd7"/>
    </style:style>
    <style:style style:name="P26" style:family="paragraph">
      <loext:graphic-properties draw:fill="none" draw:fill-color="#ffffff"/>
      <style:paragraph-properties fo:text-align="center"/>
      <style:text-properties fo:color="#ffffd7" style:font-name="American Typewriter"/>
    </style:style>
    <style:style style:name="P27" style:family="paragraph">
      <style:text-properties fo:font-size="96pt" style:font-size-asian="330pt" style:font-size-complex="330pt"/>
    </style:style>
    <style:style style:name="P28" style:family="paragraph">
      <style:text-properties fo:color="#158466" style:font-name="American Typewriter" fo:font-size="96pt" style:font-size-asian="330pt" style:font-size-complex="330pt"/>
    </style:style>
    <style:style style:name="T1" style:family="text">
      <style:text-properties fo:color="#158466" style:font-name="Phosphate" fo:font-size="44pt"/>
    </style:style>
    <style:style style:name="T2" style:family="text">
      <style:text-properties fo:color="#c9211e" style:font-name="Phosphate" fo:font-size="44pt"/>
    </style:style>
    <style:style style:name="T3" style:family="text">
      <style:text-properties fo:color="#158466"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erican Typewriter"/>
    </style:style>
    <style:style style:name="T6" style:family="text">
      <style:text-properties fo:color="#000000" style:font-name="American Typewriter" style:text-underline-style="solid" style:text-underline-width="auto" style:text-underline-color="font-color"/>
    </style:style>
    <style:style style:name="T7" style:family="text">
      <style:text-properties fo:color="#b2b2b2" style:font-name="American Typewriter" style:text-underline-style="none"/>
    </style:style>
    <style:style style:name="T8" style:family="text">
      <style:text-properties fo:color="#ffffd7" style:font-name="American Typewriter" style:text-underline-style="solid" style:text-underline-width="auto" style:text-underline-color="font-color"/>
    </style:style>
    <style:style style:name="T9" style:family="text">
      <style:text-properties fo:color="#ffffd7" style:text-line-through-style="none" style:text-line-through-type="none" style:font-name="American Typewriter" style:text-underline-style="none"/>
    </style:style>
    <style:style style:name="T10" style:family="text">
      <style:text-properties fo:color="#000000" style:font-name="American Typewriter"/>
    </style:style>
    <style:style style:name="T11" style:family="text">
      <style:text-properties fo:color="#ffffd7" style:font-name="American Typewriter"/>
    </style:style>
    <style:style style:name="T12" style:family="text">
      <style:text-properties fo:color="#158466" style:font-name="American Typewriter" fo:font-size="96pt" style:font-size-asian="330pt" style:font-size-complex="3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7.6cm" svg:height="7.703cm" svg:x="4.7cm" svg:y="2.864cm">
            <draw:text-box>
              <text:p><text:span text:style-name="T1">Wprowadzenie do biblioteki </text:span><text:span text:style-name="T2">React</text:span><text:span text:style-name="T1"> dla programistów języków obiektowych</text:span></text:p>
            </draw:text-box>
          </draw:frame>
          <draw:frame draw:style-name="gr2" draw:text-style-name="P3" draw:layer="layout" svg:width="12cm" svg:height="1.673cm" svg:x="4.7cm" svg:y="13.464cm">
            <draw:text-box>
              <text:p text:style-name="P2"><text:span text:style-name="T3">jacek.siciarek@salesintelligence.pl</text:span></text:p>
            </draw:text-box>
          </draw:frame>
          <draw:frame draw:style-name="gr3" draw:text-style-name="P5" draw:layer="layout" svg:width="12cm" svg:height="1.673cm" svg:x="4.7cm" svg:y="11.464cm">
            <draw:text-box>
              <text:p text:style-name="P4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Klasy</text:span></text:p>
              </text:list-item>
              <text:list-item>
                <text:p><text:span text:style-name="T5">Obiekty 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Abstrakcja</text:span></text:p>
              </text:list-item>
              <text:list-item>
                <text:p><text:span text:style-name="T5">Hermetyzacja</text:span></text:p>
              </text:list-item>
              <text:list-item>
                <text:p><text:span text:style-name="T5">Polimorfizm</text:span></text:p>
              </text:list-item>
              <text:list-item>
                <text:p><text:span text:style-name="T5">Dziedziczeni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MVC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Model</text:span></text:p>
              </text:list-item>
              <text:list-item>
                <text:p><text:span text:style-name="T5">Widok</text:span></text:p>
              </text:list-item>
              <text:list-item>
                <text:p><text:span text:style-name="T5">Kontrole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typy danych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budowane (int, float, string, bool)</text:span></text:p>
              </text:list-item>
              <text:list-item>
                <text:p><text:span text:style-name="T5">Abstrakcyjne (lista, hasz, kolejka)</text:span></text:p>
              </text:list-item>
              <text:list-item>
                <text:p><text:span text:style-name="T5">Klienta (dowolne klasy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przekazywani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artość</text:span></text:p>
              </text:list-item>
              <text:list-item>
                <text:p><text:span text:style-name="T5">Referencj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inn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zorce projektowe</text:span></text:p>
              </text:list-item>
              <text:list-item>
                <text:p><text:span text:style-name="T5">Antywzorce projektowe</text:span></text:p>
              </text:list-item>
              <text:list-item>
                <text:p><text:span text:style-name="T5">Dobre praktyk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Co to jest React?</text:span></text:p>
          </draw:text-box>
        </draw:frame>
        <draw:g>
          <draw:frame draw:style-name="gr5" draw:text-style-name="P10" draw:layer="layout" svg:width="6.362cm" svg:height="0.988cm" svg:x="1.807cm" svg:y="14.192cm">
            <draw:text-box>
              <text:p text:style-name="P9"><text:span text:style-name="T5">czysty kontener</text:span></text:p>
            </draw:text-box>
          </draw:frame>
          <draw:frame draw:style-name="gr6" draw:text-style-name="P10" draw:layer="layout" svg:width="2.356cm" svg:height="0.988cm" svg:x="8.251cm" svg:y="14.192cm">
            <draw:text-box>
              <text:p text:style-name="P9"><text:span text:style-name="T5">thunk</text:span></text:p>
            </draw:text-box>
          </draw:frame>
          <draw:frame draw:style-name="gr7" draw:text-style-name="P10" draw:layer="layout" svg:width="2.018cm" svg:height="0.988cm" svg:x="11.189cm" svg:y="14.192cm">
            <draw:text-box>
              <text:p text:style-name="P9"><text:span text:style-name="T5">state</text:span></text:p>
            </draw:text-box>
          </draw:frame>
          <draw:frame draw:style-name="gr8" draw:text-style-name="P10" draw:layer="layout" svg:width="4.007cm" svg:height="0.988cm" svg:x="13.9cm" svg:y="14.192cm">
            <draw:text-box>
              <text:p text:style-name="P9"><text:span text:style-name="T5">redux state</text:span></text:p>
            </draw:text-box>
          </draw:frame>
          <draw:frame draw:style-name="gr9" draw:text-style-name="P10" draw:layer="layout" svg:width="7.538cm" svg:height="0.988cm" svg:x="18.055cm" svg:y="14.192cm">
            <draw:text-box>
              <text:p text:style-name="P9"><text:span text:style-name="T5">cykl życia komponentu</text:span></text:p>
            </draw:text-box>
          </draw:frame>
          <draw:frame draw:style-name="gr10" draw:text-style-name="P10" draw:layer="layout" svg:width="2.987cm" svg:height="0.988cm" svg:x="4.013cm" svg:y="7.192cm">
            <draw:text-box>
              <text:p text:style-name="P9"><text:span text:style-name="T5">selektor</text:span></text:p>
            </draw:text-box>
          </draw:frame>
          <draw:frame draw:style-name="gr11" draw:text-style-name="P10" draw:layer="layout" svg:width="3.774cm" svg:height="0.988cm" svg:x="10.126cm" svg:y="7.192cm">
            <draw:text-box>
              <text:p text:style-name="P9"><text:span text:style-name="T5">immutable</text:span></text:p>
            </draw:text-box>
          </draw:frame>
          <draw:frame draw:style-name="gr12" draw:text-style-name="P10" draw:layer="layout" svg:width="2.847cm" svg:height="0.988cm" svg:x="7cm" svg:y="7.192cm">
            <draw:text-box>
              <text:p text:style-name="P9"><text:span text:style-name="T5">ES2015</text:span></text:p>
            </draw:text-box>
          </draw:frame>
          <draw:frame draw:style-name="gr13" draw:text-style-name="P10" draw:layer="layout" svg:width="1.73cm" svg:height="0.988cm" svg:x="18cm" svg:y="7.192cm">
            <draw:text-box>
              <text:p text:style-name="P9"><text:span text:style-name="T5">ES5</text:span></text:p>
            </draw:text-box>
          </draw:frame>
          <draw:frame draw:style-name="gr14" draw:text-style-name="P10" draw:layer="layout" svg:width="2.805cm" svg:height="0.988cm" svg:x="14.595cm" svg:y="7.192cm">
            <draw:text-box>
              <text:p text:style-name="P9"><text:span text:style-name="T5">ES2017</text:span></text:p>
            </draw:text-box>
          </draw:frame>
          <draw:frame draw:style-name="gr15" draw:text-style-name="P10" draw:layer="layout" svg:width="2.331cm" svg:height="0.988cm" svg:x="1.6cm" svg:y="7.192cm">
            <draw:text-box>
              <text:p text:style-name="P9"><text:span text:style-name="T5">redux</text:span></text:p>
            </draw:text-box>
          </draw:frame>
          <draw:frame draw:style-name="gr16" draw:text-style-name="P10" draw:layer="layout" svg:width="3.996cm" svg:height="0.988cm" svg:x="21.804cm" svg:y="7.192cm">
            <draw:text-box>
              <text:p text:style-name="P9"><text:span text:style-name="T5">rejected</text:span></text:p>
            </draw:text-box>
          </draw:frame>
          <draw:frame draw:style-name="gr17" draw:text-style-name="P10" draw:layer="layout" svg:width="2.128cm" svg:height="0.988cm" svg:x="20.072cm" svg:y="7.192cm">
            <draw:text-box>
              <text:p text:style-name="P9"><text:span text:style-name="T5">axios</text:span></text:p>
            </draw:text-box>
          </draw:frame>
          <draw:frame draw:style-name="gr18" draw:text-style-name="P10" draw:layer="layout" svg:width="2.344cm" svg:height="0.988cm" svg:x="14.25cm" svg:y="12.792cm">
            <draw:text-box>
              <text:p text:style-name="P9"><text:span text:style-name="T5">smart</text:span></text:p>
            </draw:text-box>
          </draw:frame>
          <draw:frame draw:style-name="gr19" draw:text-style-name="P10" draw:layer="layout" svg:width="3.144cm" svg:height="0.988cm" svg:x="10.65cm" svg:y="12.792cm">
            <draw:text-box>
              <text:p text:style-name="P9"><text:span text:style-name="T5">webpack</text:span></text:p>
            </draw:text-box>
          </draw:frame>
          <draw:frame draw:style-name="gr20" draw:text-style-name="P10" draw:layer="layout" svg:width="7.982cm" svg:height="0.988cm" svg:x="17.068cm" svg:y="12.792cm">
            <draw:text-box>
              <text:p text:style-name="P9"><text:span text:style-name="T5">higher order component</text:span></text:p>
            </draw:text-box>
          </draw:frame>
          <draw:frame draw:style-name="gr21" draw:text-style-name="P10" draw:layer="layout" svg:width="7.72cm" svg:height="0.988cm" svg:x="2.35cm" svg:y="12.792cm">
            <draw:text-box>
              <text:p text:style-name="P9"><text:span text:style-name="T5">unidirectional data flow</text:span></text:p>
            </draw:text-box>
          </draw:frame>
          <draw:frame draw:style-name="gr22" draw:text-style-name="P10" draw:layer="layout" svg:width="6.526cm" svg:height="0.988cm" svg:x="16.6cm" svg:y="8.592cm">
            <draw:text-box>
              <text:p text:style-name="P9"><text:span text:style-name="T5">kontener funkcyjny</text:span></text:p>
            </draw:text-box>
          </draw:frame>
          <draw:frame draw:style-name="gr23" draw:text-style-name="P10" draw:layer="layout" svg:width="4.096cm" svg:height="0.988cm" svg:x="6.704cm" svg:y="8.592cm">
            <draw:text-box>
              <text:p text:style-name="P9"><text:span text:style-name="T5">middleware</text:span></text:p>
            </draw:text-box>
          </draw:frame>
          <draw:frame draw:style-name="gr24" draw:text-style-name="P10" draw:layer="layout" svg:width="1.874cm" svg:height="0.988cm" svg:x="4.526cm" svg:y="8.592cm">
            <draw:text-box>
              <text:p text:style-name="P9"><text:span text:style-name="T5">saga</text:span></text:p>
            </draw:text-box>
          </draw:frame>
          <draw:frame draw:style-name="gr25" draw:text-style-name="P10" draw:layer="layout" svg:width="2.83cm" svg:height="0.988cm" svg:x="11cm" svg:y="8.592cm">
            <draw:text-box>
              <text:p text:style-name="P9"><text:span text:style-name="T5">ES2016</text:span></text:p>
            </draw:text-box>
          </draw:frame>
          <draw:frame draw:style-name="gr13" draw:text-style-name="P10" draw:layer="layout" svg:width="1.73cm" svg:height="0.988cm" svg:x="14.4cm" svg:y="8.592cm">
            <draw:text-box>
              <text:p text:style-name="P9"><text:span text:style-name="T5">flow</text:span></text:p>
            </draw:text-box>
          </draw:frame>
          <draw:frame draw:style-name="gr26" draw:text-style-name="P10" draw:layer="layout" svg:width="2.013cm" svg:height="0.988cm" svg:x="2cm" svg:y="8.592cm">
            <draw:text-box>
              <text:p text:style-name="P9"><text:span text:style-name="T5">fetch</text:span></text:p>
            </draw:text-box>
          </draw:frame>
          <draw:frame draw:style-name="gr27" draw:text-style-name="P10" draw:layer="layout" svg:width="2cm" svg:height="0.988cm" svg:x="23.4cm" svg:y="8.592cm">
            <draw:text-box>
              <text:p text:style-name="P9"><text:span text:style-name="T5">rest</text:span></text:p>
            </draw:text-box>
          </draw:frame>
          <draw:frame draw:style-name="gr28" draw:text-style-name="P10" draw:layer="layout" svg:width="2.949cm" svg:height="0.988cm" svg:x="6.201cm" svg:y="11.392cm">
            <draw:text-box>
              <text:p text:style-name="P9"><text:span text:style-name="T5">element</text:span></text:p>
            </draw:text-box>
          </draw:frame>
          <draw:frame draw:style-name="gr29" draw:text-style-name="P10" draw:layer="layout" svg:width="3.872cm" svg:height="0.988cm" svg:x="1.75cm" svg:y="11.392cm">
            <draw:text-box>
              <text:p text:style-name="P9"><text:span text:style-name="T5">server side</text:span></text:p>
            </draw:text-box>
          </draw:frame>
          <draw:frame draw:style-name="gr30" draw:text-style-name="P10" draw:layer="layout" svg:width="5.523cm" svg:height="1cm" svg:x="9.427cm" svg:y="11.392cm">
            <draw:text-box>
              <text:p text:style-name="P9"><text:span text:style-name="T5">create-react-app</text:span></text:p>
            </draw:text-box>
          </draw:frame>
          <draw:frame draw:style-name="gr31" draw:text-style-name="P10" draw:layer="layout" svg:width="2.919cm" svg:height="0.988cm" svg:x="15.531cm" svg:y="11.392cm">
            <draw:text-box>
              <text:p text:style-name="P9"><text:span text:style-name="T5">selector</text:span></text:p>
            </draw:text-box>
          </draw:frame>
          <draw:frame draw:style-name="gr18" draw:text-style-name="P10" draw:layer="layout" svg:width="4.2cm" svg:height="0.988cm" svg:x="19.05cm" svg:y="11.392cm">
            <draw:text-box>
              <text:p text:style-name="P9"><text:span text:style-name="T5">JavaScript</text:span></text:p>
            </draw:text-box>
          </draw:frame>
          <draw:frame draw:style-name="gr32" draw:text-style-name="P10" draw:layer="layout" svg:width="2.585cm" svg:height="0.988cm" svg:x="23.065cm" svg:y="11.392cm">
            <draw:text-box>
              <text:p text:style-name="P9"><text:span text:style-name="T5">spread</text:span></text:p>
            </draw:text-box>
          </draw:frame>
          <draw:frame draw:style-name="gr33" draw:text-style-name="P11" draw:layer="layout" svg:width="3.004cm" svg:height="0.988cm" svg:x="3.5cm" svg:y="3.504cm">
            <draw:text-box>
              <text:p text:style-name="P9"><text:span text:style-name="T5">Promise</text:span></text:p>
            </draw:text-box>
          </draw:frame>
          <draw:frame draw:style-name="gr34" draw:text-style-name="P10" draw:layer="layout" svg:width="2.898cm" svg:height="0.988cm" svg:x="7.402cm" svg:y="3.504cm">
            <draw:text-box>
              <text:p text:style-name="P9"><text:span text:style-name="T5">reducer</text:span></text:p>
            </draw:text-box>
          </draw:frame>
          <draw:frame draw:style-name="gr17" draw:text-style-name="P10" draw:layer="layout" svg:width="1.683cm" svg:height="0.988cm" svg:x="14.417cm" svg:y="3.504cm">
            <draw:text-box>
              <text:p text:style-name="P9"><text:span text:style-name="T5">flux</text:span></text:p>
            </draw:text-box>
          </draw:frame>
          <draw:frame draw:style-name="gr35" draw:text-style-name="P10" draw:layer="layout" svg:width="2.598cm" svg:height="0.988cm" svg:x="10.902cm" svg:y="3.504cm">
            <draw:text-box>
              <text:p text:style-name="P9"><text:span text:style-name="T5">vanilla</text:span></text:p>
            </draw:text-box>
          </draw:frame>
          <draw:frame draw:style-name="gr36" draw:text-style-name="P10" draw:layer="layout" svg:width="3.935cm" svg:height="0.988cm" svg:x="17.1cm" svg:y="3.504cm">
            <draw:text-box>
              <text:p text:style-name="P9"><text:span text:style-name="T5">komponent</text:span></text:p>
            </draw:text-box>
          </draw:frame>
          <draw:frame draw:style-name="gr37" draw:text-style-name="P10" draw:layer="layout" svg:width="2.2cm" svg:height="0.988cm" svg:x="21.7cm" svg:y="3.504cm">
            <draw:text-box>
              <text:p text:style-name="P9"><text:span text:style-name="T5">PWA</text:span></text:p>
            </draw:text-box>
          </draw:frame>
          <draw:frame draw:style-name="gr17" draw:text-style-name="P10" draw:layer="layout" svg:width="2.225cm" svg:height="0.988cm" svg:x="13.537cm" svg:y="15.612cm">
            <draw:text-box>
              <text:p text:style-name="P9"><text:span text:style-name="T5">dumb</text:span></text:p>
            </draw:text-box>
          </draw:frame>
          <draw:frame draw:style-name="gr38" draw:text-style-name="P10" draw:layer="layout" svg:width="2.123cm" svg:height="0.988cm" svg:x="2.339cm" svg:y="15.612cm">
            <draw:text-box>
              <text:p text:style-name="P9"><text:span text:style-name="T5">story</text:span></text:p>
            </draw:text-box>
          </draw:frame>
          <draw:frame draw:style-name="gr39" draw:text-style-name="P10" draw:layer="layout" svg:width="3.639cm" svg:height="0.988cm" svg:x="9.623cm" svg:y="15.612cm">
            <draw:text-box>
              <text:p text:style-name="P9"><text:span text:style-name="T5">typescript</text:span></text:p>
            </draw:text-box>
          </draw:frame>
          <draw:frame draw:style-name="gr17" draw:text-style-name="P10" draw:layer="layout" svg:width="4.2cm" svg:height="0.988cm" svg:x="5.062cm" svg:y="15.612cm">
            <draw:text-box>
              <text:p text:style-name="P9"><text:span text:style-name="T5">EcmaScript</text:span></text:p>
            </draw:text-box>
          </draw:frame>
          <draw:frame draw:style-name="gr40" draw:text-style-name="P10" draw:layer="layout" svg:width="5.891cm" svg:height="0.988cm" svg:x="16.262cm" svg:y="15.612cm">
            <draw:text-box>
              <text:p text:style-name="P9"><text:span text:style-name="T5">one way data flow</text:span></text:p>
            </draw:text-box>
          </draw:frame>
          <draw:frame draw:style-name="gr37" draw:text-style-name="P10" draw:layer="layout" svg:width="2.2cm" svg:height="0.988cm" svg:x="22.862cm" svg:y="15.612cm">
            <draw:text-box>
              <text:p text:style-name="P9"><text:span text:style-name="T5">BEM</text:span></text:p>
            </draw:text-box>
          </draw:frame>
          <draw:frame draw:style-name="gr41" draw:text-style-name="P10" draw:layer="layout" svg:width="3.233cm" svg:height="0.988cm" svg:x="11.631cm" svg:y="4.704cm">
            <draw:text-box>
              <text:p text:style-name="P9"><text:span text:style-name="T5">reduktor</text:span></text:p>
            </draw:text-box>
          </draw:frame>
          <draw:frame draw:style-name="gr42" draw:text-style-name="P10" draw:layer="layout" svg:width="2.957cm" svg:height="0.988cm" svg:x="15.624cm" svg:y="4.704cm">
            <draw:text-box>
              <text:p text:style-name="P9"><text:span text:style-name="T5">pending</text:span></text:p>
            </draw:text-box>
          </draw:frame>
          <draw:frame draw:style-name="gr43" draw:text-style-name="P10" draw:layer="layout" svg:width="3.571cm" svg:height="0.988cm" svg:x="6.178cm" svg:y="4.704cm">
            <draw:text-box>
              <text:p text:style-name="P9"><text:span text:style-name="T5">storybook</text:span></text:p>
            </draw:text-box>
          </draw:frame>
          <draw:frame draw:style-name="gr44" draw:text-style-name="P10" draw:layer="layout" svg:width="3.283cm" svg:height="0.988cm" svg:x="18.981cm" svg:y="4.704cm">
            <draw:text-box>
              <text:p text:style-name="P9"><text:span text:style-name="T5">hooks</text:span></text:p>
            </draw:text-box>
          </draw:frame>
          <draw:frame draw:style-name="gr33" draw:text-style-name="P10" draw:layer="layout" svg:width="3.004cm" svg:height="0.988cm" svg:x="2.264cm" svg:y="4.704cm">
            <draw:text-box>
              <text:p text:style-name="P9"><text:span text:style-name="T5">karma</text:span></text:p>
            </draw:text-box>
          </draw:frame>
          <draw:frame draw:style-name="gr45" draw:text-style-name="P10" draw:layer="layout" svg:width="3.144cm" svg:height="0.988cm" svg:x="21.992cm" svg:y="4.692cm">
            <draw:text-box>
              <text:p text:style-name="P9"><text:span text:style-name="T5">SMACSS</text:span></text:p>
            </draw:text-box>
          </draw:frame>
          <draw:frame draw:style-name="gr46" draw:text-style-name="P10" draw:layer="layout" svg:width="3.283cm" svg:height="0.988cm" svg:x="18.972cm" svg:y="5.984cm">
            <draw:text-box>
              <text:p text:style-name="P9"><text:span text:style-name="T5">kontener</text:span></text:p>
            </draw:text-box>
          </draw:frame>
          <draw:frame draw:style-name="gr47" draw:text-style-name="P10" draw:layer="layout" svg:width="2.471cm" svg:height="0.988cm" svg:x="13.384cm" svg:y="5.984cm">
            <draw:text-box>
              <text:p text:style-name="P9"><text:span text:style-name="T5">nodejs</text:span></text:p>
            </draw:text-box>
          </draw:frame>
          <draw:frame draw:style-name="gr48" draw:text-style-name="P10" draw:layer="layout" svg:width="2.191cm" svg:height="0.988cm" svg:x="2.255cm" svg:y="5.984cm">
            <draw:text-box>
              <text:p text:style-name="P9"><text:span text:style-name="T5">Babel</text:span></text:p>
            </draw:text-box>
          </draw:frame>
          <draw:frame draw:style-name="gr13" draw:text-style-name="P10" draw:layer="layout" svg:width="1.73cm" svg:height="0.988cm" svg:x="5.125cm" svg:y="5.984cm">
            <draw:text-box>
              <text:p text:style-name="P9"><text:span text:style-name="T5">ES6</text:span></text:p>
            </draw:text-box>
          </draw:frame>
          <draw:frame draw:style-name="gr18" draw:text-style-name="P10" draw:layer="layout" svg:width="1.73cm" svg:height="0.988cm" svg:x="8.055cm" svg:y="5.984cm">
            <draw:text-box>
              <text:p text:style-name="P9"><text:span text:style-name="T5">ES7</text:span></text:p>
            </draw:text-box>
          </draw:frame>
          <draw:frame draw:style-name="gr18" draw:text-style-name="P10" draw:layer="layout" svg:width="1.73cm" svg:height="0.988cm" svg:x="10.725cm" svg:y="5.984cm">
            <draw:text-box>
              <text:p text:style-name="P9"><text:span text:style-name="T5">ES8</text:span></text:p>
            </draw:text-box>
          </draw:frame>
          <draw:frame draw:style-name="gr49" draw:text-style-name="P10" draw:layer="layout" svg:width="1.891cm" svg:height="0.988cm" svg:x="16.784cm" svg:y="5.984cm">
            <draw:text-box>
              <text:p text:style-name="P9"><text:span text:style-name="T5">JWT</text:span></text:p>
            </draw:text-box>
          </draw:frame>
          <draw:frame draw:style-name="gr50" draw:text-style-name="P10" draw:layer="layout" svg:width="2.526cm" svg:height="0.988cm" svg:x="22.62cm" svg:y="5.984cm">
            <draw:text-box>
              <text:p text:style-name="P9"><text:span text:style-name="T5">OOCSS</text:span></text:p>
            </draw:text-box>
          </draw:frame>
          <draw:frame draw:style-name="gr18" draw:text-style-name="P10" draw:layer="layout" svg:width="2.128cm" svg:height="0.988cm" svg:x="7.372cm" svg:y="9.992cm">
            <draw:text-box>
              <text:p text:style-name="P9"><text:span text:style-name="T5">akcja</text:span></text:p>
            </draw:text-box>
          </draw:frame>
          <draw:frame draw:style-name="gr51" draw:text-style-name="P10" draw:layer="layout" svg:width="6.31cm" svg:height="0.988cm" svg:x="15.5cm" svg:y="9.992cm">
            <draw:text-box>
              <text:p text:style-name="P9"><text:span text:style-name="T5">funkcja strzałkowa</text:span></text:p>
            </draw:text-box>
          </draw:frame>
          <draw:frame draw:style-name="gr52" draw:text-style-name="P10" draw:layer="layout" svg:width="2.238cm" svg:height="0.988cm" svg:x="3.3cm" svg:y="9.992cm">
            <draw:text-box>
              <text:p text:style-name="P9"><text:span text:style-name="T5">props</text:span></text:p>
            </draw:text-box>
          </draw:frame>
          <draw:frame draw:style-name="gr53" draw:text-style-name="P10" draw:layer="layout" svg:width="1.861cm" svg:height="0.988cm" svg:x="13.3cm" svg:y="9.992cm">
            <draw:text-box>
              <text:p text:style-name="P9"><text:span text:style-name="T5">npm</text:span></text:p>
            </draw:text-box>
          </draw:frame>
          <draw:frame draw:style-name="gr54" draw:text-style-name="P10" draw:layer="layout" svg:width="2.796cm" svg:height="0.988cm" svg:x="10.1cm" svg:y="9.992cm">
            <draw:text-box>
              <text:p text:style-name="P9"><text:span text:style-name="T5">fulfilled</text:span></text:p>
            </draw:text-box>
          </draw:frame>
          <draw:frame draw:style-name="gr55" draw:text-style-name="P10" draw:layer="layout" svg:width="1.797cm" svg:height="0.988cm" svg:x="22.303cm" svg:y="9.992cm">
            <draw:text-box>
              <text:p text:style-name="P9"><text:span text:style-name="T5">Jest</text:span></text:p>
            </draw:text-box>
          </draw:frame>
          <draw:frame draw:style-name="gr52" draw:text-style-name="P10" draw:layer="layout" svg:width="2.238cm" svg:height="0.988cm" svg:x="5.4cm" svg:y="9.992cm">
            <draw:text-box>
              <text:p text:style-name="P9"><text:span text:style-name="T5">ref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Quick start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3" draw:layer="layout" svg:width="2.847cm" svg:height="0.988cm" svg:x="7cm" svg:y="7.192cm">
            <draw:text-box>
              <text:p text:style-name="P12"><text:span text:style-name="T5">ES2015</text:span></text:p>
            </draw:text-box>
          </draw:frame>
          <draw:frame draw:style-name="gr13" draw:text-style-name="P13" draw:layer="layout" svg:width="1.73cm" svg:height="0.988cm" svg:x="18cm" svg:y="7.192cm">
            <draw:text-box>
              <text:p text:style-name="P12"><text:span text:style-name="T5">ES5</text:span></text:p>
            </draw:text-box>
          </draw:frame>
          <draw:frame draw:style-name="gr14" draw:text-style-name="P13" draw:layer="layout" svg:width="2.805cm" svg:height="0.988cm" svg:x="14.595cm" svg:y="7.192cm">
            <draw:text-box>
              <text:p text:style-name="P12"><text:span text:style-name="T5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15" draw:layer="layout" svg:width="3.144cm" svg:height="0.988cm" svg:x="10.65cm" svg:y="12.792cm">
            <draw:text-box>
              <text:p text:style-name="P14"><text:span text:style-name="T6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3" draw:layer="layout" svg:width="2.83cm" svg:height="0.988cm" svg:x="11cm" svg:y="8.592cm">
            <draw:text-box>
              <text:p text:style-name="P12"><text:span text:style-name="T5">ES2016</text:span></text:p>
            </draw:text-box>
          </draw:frame>
          <draw:frame draw:style-name="gr13" draw:text-style-name="P13" draw:layer="layout" svg:width="1.73cm" svg:height="0.988cm" svg:x="14.4cm" svg:y="8.592cm">
            <draw:text-box>
              <text:p text:style-name="P12"><text:span text:style-name="T5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3" draw:layer="layout" svg:width="2cm" svg:height="0.988cm" svg:x="23.4cm" svg:y="8.592cm">
            <draw:text-box>
              <text:p text:style-name="P12"><text:span text:style-name="T5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15" draw:layer="layout" svg:width="3.872cm" svg:height="0.988cm" svg:x="1.75cm" svg:y="11.392cm">
            <draw:text-box>
              <text:p text:style-name="P14"><text:span text:style-name="T6">server side</text:span></text:p>
            </draw:text-box>
          </draw:frame>
          <draw:frame draw:style-name="gr30" draw:text-style-name="P15" draw:layer="layout" svg:width="5.523cm" svg:height="1cm" svg:x="9.427cm" svg:y="11.392cm">
            <draw:text-box>
              <text:p text:style-name="P14"><text:span text:style-name="T6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15" draw:layer="layout" svg:width="4.2cm" svg:height="0.988cm" svg:x="19.05cm" svg:y="11.392cm">
            <draw:text-box>
              <text:p text:style-name="P14"><text:span text:style-name="T6">JavaScript</text:span></text:p>
            </draw:text-box>
          </draw:frame>
          <draw:frame draw:style-name="gr32" draw:text-style-name="P13" draw:layer="layout" svg:width="2.585cm" svg:height="0.988cm" svg:x="23.065cm" svg:y="11.392cm">
            <draw:text-box>
              <text:p text:style-name="P12"><text:span text:style-name="T5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3" draw:layer="layout" svg:width="2.598cm" svg:height="0.988cm" svg:x="10.902cm" svg:y="3.504cm">
            <draw:text-box>
              <text:p text:style-name="P12"><text:span text:style-name="T5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3" draw:layer="layout" svg:width="3.639cm" svg:height="0.988cm" svg:x="9.623cm" svg:y="15.612cm">
            <draw:text-box>
              <text:p text:style-name="P12"><text:span text:style-name="T5">typescript</text:span></text:p>
            </draw:text-box>
          </draw:frame>
          <draw:frame draw:style-name="gr17" draw:text-style-name="P17" draw:layer="layout" svg:width="4.2cm" svg:height="0.988cm" svg:x="5.062cm" svg:y="15.612cm">
            <draw:text-box>
              <text:p text:style-name="P16"><text:span text:style-name="T7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15" draw:layer="layout" svg:width="2.471cm" svg:height="0.988cm" svg:x="13.384cm" svg:y="5.984cm">
            <draw:text-box>
              <text:p text:style-name="P14"><text:span text:style-name="T6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3" draw:layer="layout" svg:width="1.73cm" svg:height="0.988cm" svg:x="5.125cm" svg:y="5.984cm">
            <draw:text-box>
              <text:p text:style-name="P12"><text:span text:style-name="T5">ES6</text:span></text:p>
            </draw:text-box>
          </draw:frame>
          <draw:frame draw:style-name="gr18" draw:text-style-name="P13" draw:layer="layout" svg:width="1.73cm" svg:height="0.988cm" svg:x="8.055cm" svg:y="5.984cm">
            <draw:text-box>
              <text:p text:style-name="P12"><text:span text:style-name="T5">ES7</text:span></text:p>
            </draw:text-box>
          </draw:frame>
          <draw:frame draw:style-name="gr18" draw:text-style-name="P13" draw:layer="layout" svg:width="1.73cm" svg:height="0.988cm" svg:x="10.725cm" svg:y="5.984cm">
            <draw:text-box>
              <text:p text:style-name="P12"><text:span text:style-name="T5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3" draw:layer="layout" svg:width="6.31cm" svg:height="0.988cm" svg:x="15.5cm" svg:y="9.992cm">
            <draw:text-box>
              <text:p text:style-name="P12"><text:span text:style-name="T5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15" draw:layer="layout" svg:width="1.861cm" svg:height="0.988cm" svg:x="13.3cm" svg:y="9.992cm">
            <draw:text-box>
              <text:p text:style-name="P14"><text:span text:style-name="T6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Quick start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3" draw:layer="layout" svg:width="2.847cm" svg:height="0.988cm" svg:x="7cm" svg:y="7.192cm">
            <draw:text-box>
              <text:p text:style-name="P12"><text:span text:style-name="T5">ES2015</text:span></text:p>
            </draw:text-box>
          </draw:frame>
          <draw:frame draw:style-name="gr13" draw:text-style-name="P13" draw:layer="layout" svg:width="1.73cm" svg:height="0.988cm" svg:x="18cm" svg:y="7.192cm">
            <draw:text-box>
              <text:p text:style-name="P12"><text:span text:style-name="T5">ES5</text:span></text:p>
            </draw:text-box>
          </draw:frame>
          <draw:frame draw:style-name="gr14" draw:text-style-name="P13" draw:layer="layout" svg:width="2.805cm" svg:height="0.988cm" svg:x="14.595cm" svg:y="7.192cm">
            <draw:text-box>
              <text:p text:style-name="P12"><text:span text:style-name="T5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3" draw:layer="layout" svg:width="2.83cm" svg:height="0.988cm" svg:x="11cm" svg:y="8.592cm">
            <draw:text-box>
              <text:p text:style-name="P12"><text:span text:style-name="T5">ES2016</text:span></text:p>
            </draw:text-box>
          </draw:frame>
          <draw:frame draw:style-name="gr13" draw:text-style-name="P13" draw:layer="layout" svg:width="1.73cm" svg:height="0.988cm" svg:x="14.4cm" svg:y="8.592cm">
            <draw:text-box>
              <text:p text:style-name="P12"><text:span text:style-name="T5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3" draw:layer="layout" svg:width="2cm" svg:height="0.988cm" svg:x="23.4cm" svg:y="8.592cm">
            <draw:text-box>
              <text:p text:style-name="P12"><text:span text:style-name="T5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13" draw:layer="layout" svg:width="2.585cm" svg:height="0.988cm" svg:x="23.065cm" svg:y="11.392cm">
            <draw:text-box>
              <text:p text:style-name="P12"><text:span text:style-name="T5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3" draw:layer="layout" svg:width="2.598cm" svg:height="0.988cm" svg:x="10.902cm" svg:y="3.504cm">
            <draw:text-box>
              <text:p text:style-name="P12"><text:span text:style-name="T5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3" draw:layer="layout" svg:width="3.639cm" svg:height="0.988cm" svg:x="9.623cm" svg:y="15.612cm">
            <draw:text-box>
              <text:p text:style-name="P12"><text:span text:style-name="T5">typescript</text:span></text:p>
            </draw:text-box>
          </draw:frame>
          <draw:frame draw:style-name="gr17" draw:text-style-name="P17" draw:layer="layout" svg:width="4.2cm" svg:height="0.988cm" svg:x="5.062cm" svg:y="15.612cm">
            <draw:text-box>
              <text:p text:style-name="P16"><text:span text:style-name="T7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3" draw:layer="layout" svg:width="1.73cm" svg:height="0.988cm" svg:x="5.125cm" svg:y="5.984cm">
            <draw:text-box>
              <text:p text:style-name="P12"><text:span text:style-name="T5">ES6</text:span></text:p>
            </draw:text-box>
          </draw:frame>
          <draw:frame draw:style-name="gr18" draw:text-style-name="P13" draw:layer="layout" svg:width="1.73cm" svg:height="0.988cm" svg:x="8.055cm" svg:y="5.984cm">
            <draw:text-box>
              <text:p text:style-name="P12"><text:span text:style-name="T5">ES7</text:span></text:p>
            </draw:text-box>
          </draw:frame>
          <draw:frame draw:style-name="gr18" draw:text-style-name="P13" draw:layer="layout" svg:width="1.73cm" svg:height="0.988cm" svg:x="10.725cm" svg:y="5.984cm">
            <draw:text-box>
              <text:p text:style-name="P12"><text:span text:style-name="T5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3" draw:layer="layout" svg:width="6.31cm" svg:height="0.988cm" svg:x="15.5cm" svg:y="9.992cm">
            <draw:text-box>
              <text:p text:style-name="P12"><text:span text:style-name="T5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JavaScript?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5" draw:layer="layout" svg:width="2.847cm" svg:height="0.988cm" svg:x="7cm" svg:y="7.192cm">
            <draw:text-box>
              <text:p text:style-name="P14"><text:span text:style-name="T6">ES2015</text:span></text:p>
            </draw:text-box>
          </draw:frame>
          <draw:frame draw:style-name="gr13" draw:text-style-name="P15" draw:layer="layout" svg:width="1.73cm" svg:height="0.988cm" svg:x="18cm" svg:y="7.192cm">
            <draw:text-box>
              <text:p text:style-name="P14"><text:span text:style-name="T6">ES5</text:span></text:p>
            </draw:text-box>
          </draw:frame>
          <draw:frame draw:style-name="gr14" draw:text-style-name="P15" draw:layer="layout" svg:width="2.805cm" svg:height="0.988cm" svg:x="14.595cm" svg:y="7.192cm">
            <draw:text-box>
              <text:p text:style-name="P14"><text:span text:style-name="T6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6">ES2016</text:span></text:p>
            </draw:text-box>
          </draw:frame>
          <draw:frame draw:style-name="gr13" draw:text-style-name="P15" draw:layer="layout" svg:width="1.73cm" svg:height="0.988cm" svg:x="14.4cm" svg:y="8.592cm">
            <draw:text-box>
              <text:p text:style-name="P14"><text:span text:style-name="T6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5" draw:layer="layout" svg:width="2cm" svg:height="0.988cm" svg:x="23.4cm" svg:y="8.592cm">
            <draw:text-box>
              <text:p text:style-name="P14"><text:span text:style-name="T6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15" draw:layer="layout" svg:width="2.585cm" svg:height="0.988cm" svg:x="23.065cm" svg:y="11.392cm">
            <draw:text-box>
              <text:p text:style-name="P14"><text:span text:style-name="T6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5" draw:layer="layout" svg:width="2.598cm" svg:height="0.988cm" svg:x="10.902cm" svg:y="3.504cm">
            <draw:text-box>
              <text:p text:style-name="P14"><text:span text:style-name="T6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5" draw:layer="layout" svg:width="3.639cm" svg:height="0.988cm" svg:x="9.623cm" svg:y="15.612cm">
            <draw:text-box>
              <text:p text:style-name="P14"><text:span text:style-name="T6">typescript</text:span></text:p>
            </draw:text-box>
          </draw:frame>
          <draw:frame draw:style-name="gr17" draw:text-style-name="P15" draw:layer="layout" svg:width="4.2cm" svg:height="0.988cm" svg:x="5.062cm" svg:y="15.612cm">
            <draw:text-box>
              <text:p text:style-name="P14"><text:span text:style-name="T6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5" draw:layer="layout" svg:width="1.73cm" svg:height="0.988cm" svg:x="5.125cm" svg:y="5.984cm">
            <draw:text-box>
              <text:p text:style-name="P14"><text:span text:style-name="T6">ES6</text:span></text:p>
            </draw:text-box>
          </draw:frame>
          <draw:frame draw:style-name="gr18" draw:text-style-name="P15" draw:layer="layout" svg:width="1.73cm" svg:height="0.988cm" svg:x="8.055cm" svg:y="5.984cm">
            <draw:text-box>
              <text:p text:style-name="P14"><text:span text:style-name="T6">ES7</text:span></text:p>
            </draw:text-box>
          </draw:frame>
          <draw:frame draw:style-name="gr18" draw:text-style-name="P15" draw:layer="layout" svg:width="1.73cm" svg:height="0.988cm" svg:x="10.725cm" svg:y="5.984cm">
            <draw:text-box>
              <text:p text:style-name="P14"><text:span text:style-name="T6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5" draw:layer="layout" svg:width="6.31cm" svg:height="0.988cm" svg:x="15.5cm" svg:y="9.992cm">
            <draw:text-box>
              <text:p text:style-name="P14"><text:span text:style-name="T6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JavaScript?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act elements</text:span></text:p>
          </draw:text-box>
        </draw:frame>
        <draw:g>
          <draw:frame draw:style-name="gr5" draw:text-style-name="P15" draw:layer="layout" svg:width="6.362cm" svg:height="0.988cm" svg:x="1.807cm" svg:y="14.192cm">
            <draw:text-box>
              <text:p text:style-name="P14"><text:span text:style-name="T6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5" draw:layer="layout" svg:width="2.018cm" svg:height="0.988cm" svg:x="11.189cm" svg:y="14.192cm">
            <draw:text-box>
              <text:p text:style-name="P14"><text:span text:style-name="T6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5" draw:layer="layout" svg:width="7.538cm" svg:height="0.988cm" svg:x="18.055cm" svg:y="14.192cm">
            <draw:text-box>
              <text:p text:style-name="P14"><text:span text:style-name="T6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5" draw:layer="layout" svg:width="2.344cm" svg:height="0.988cm" svg:x="14.25cm" svg:y="12.792cm">
            <draw:text-box>
              <text:p text:style-name="P14"><text:span text:style-name="T6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15" draw:layer="layout" svg:width="7.982cm" svg:height="0.988cm" svg:x="17.068cm" svg:y="12.792cm">
            <draw:text-box>
              <text:p text:style-name="P14"><text:span text:style-name="T6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5" draw:layer="layout" svg:width="6.526cm" svg:height="0.988cm" svg:x="16.6cm" svg:y="8.592cm">
            <draw:text-box>
              <text:p text:style-name="P14"><text:span text:style-name="T6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15" draw:layer="layout" svg:width="2.949cm" svg:height="0.988cm" svg:x="6.201cm" svg:y="11.392cm">
            <draw:text-box>
              <text:p text:style-name="P14"><text:span text:style-name="T6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15" draw:layer="layout" svg:width="3.935cm" svg:height="0.988cm" svg:x="17.1cm" svg:y="3.504cm">
            <draw:text-box>
              <text:p text:style-name="P14"><text:span text:style-name="T6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5" draw:layer="layout" svg:width="2.225cm" svg:height="0.988cm" svg:x="13.537cm" svg:y="15.612cm">
            <draw:text-box>
              <text:p text:style-name="P14"><text:span text:style-name="T6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5" draw:layer="layout" svg:width="3.233cm" svg:height="0.988cm" svg:x="11.631cm" svg:y="4.704cm">
            <draw:text-box>
              <text:p text:style-name="P14"><text:span text:style-name="T6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5" draw:layer="layout" svg:width="3.283cm" svg:height="0.988cm" svg:x="18.981cm" svg:y="4.704cm">
            <draw:text-box>
              <text:p text:style-name="P14"><text:span text:style-name="T6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5" draw:layer="layout" svg:width="3.283cm" svg:height="0.988cm" svg:x="18.972cm" svg:y="5.984cm">
            <draw:text-box>
              <text:p text:style-name="P14"><text:span text:style-name="T6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15" draw:layer="layout" svg:width="2.191cm" svg:height="0.988cm" svg:x="2.255cm" svg:y="5.984cm">
            <draw:text-box>
              <text:p text:style-name="P14"><text:span text:style-name="T6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15" draw:layer="layout" svg:width="2.238cm" svg:height="0.988cm" svg:x="3.3cm" svg:y="9.992cm">
            <draw:text-box>
              <text:p text:style-name="P14"><text:span text:style-name="T6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5" draw:layer="layout" svg:width="2.238cm" svg:height="0.988cm" svg:x="5.4cm" svg:y="9.992cm">
            <draw:text-box>
              <text:p text:style-name="P14"><text:span text:style-name="T6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act elements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dux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15" draw:layer="layout" svg:width="2.356cm" svg:height="0.988cm" svg:x="8.251cm" svg:y="14.192cm">
            <draw:text-box>
              <text:p text:style-name="P14"><text:span text:style-name="T6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15" draw:layer="layout" svg:width="4.007cm" svg:height="0.988cm" svg:x="13.9cm" svg:y="14.192cm">
            <draw:text-box>
              <text:p text:style-name="P14"><text:span text:style-name="T6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15" draw:layer="layout" svg:width="2.987cm" svg:height="0.988cm" svg:x="4.013cm" svg:y="7.192cm">
            <draw:text-box>
              <text:p text:style-name="P14"><text:span text:style-name="T6">selektor</text:span></text:p>
            </draw:text-box>
          </draw:frame>
          <draw:frame draw:style-name="gr11" draw:text-style-name="P24" draw:layer="layout" svg:width="3.774cm" svg:height="0.988cm" svg:x="10.126cm" svg:y="7.192cm">
            <draw:text-box>
              <text:p text:style-name="P23"><text:span text:style-name="T10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15" draw:layer="layout" svg:width="2.331cm" svg:height="0.988cm" svg:x="1.6cm" svg:y="7.192cm">
            <draw:text-box>
              <text:p text:style-name="P14"><text:span text:style-name="T6">redux</text:span></text:p>
            </draw:text-box>
          </draw:frame>
          <draw:frame draw:style-name="gr16" draw:text-style-name="P17" draw:layer="layout" svg:width="3.996cm" svg:height="0.988cm" svg:x="21.804cm" svg:y="7.192cm">
            <draw:text-box>
              <text:p text:style-name="P16"><text:span text:style-name="T7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15" draw:layer="layout" svg:width="7.72cm" svg:height="0.988cm" svg:x="2.35cm" svg:y="12.792cm">
            <draw:text-box>
              <text:p text:style-name="P14"><text:span text:style-name="T6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15" draw:layer="layout" svg:width="4.096cm" svg:height="0.988cm" svg:x="6.704cm" svg:y="8.592cm">
            <draw:text-box>
              <text:p text:style-name="P14"><text:span text:style-name="T6">middleware</text:span></text:p>
            </draw:text-box>
          </draw:frame>
          <draw:frame draw:style-name="gr24" draw:text-style-name="P15" draw:layer="layout" svg:width="1.874cm" svg:height="0.988cm" svg:x="4.526cm" svg:y="8.592cm">
            <draw:text-box>
              <text:p text:style-name="P14"><text:span text:style-name="T6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15" draw:layer="layout" svg:width="2.919cm" svg:height="0.988cm" svg:x="15.531cm" svg:y="11.392cm">
            <draw:text-box>
              <text:p text:style-name="P14"><text:span text:style-name="T6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17" draw:layer="layout" svg:width="3.004cm" svg:height="0.988cm" svg:x="3.5cm" svg:y="3.504cm">
            <draw:text-box>
              <text:p text:style-name="P16"><text:span text:style-name="T7">Promise</text:span></text:p>
            </draw:text-box>
          </draw:frame>
          <draw:frame draw:style-name="gr34" draw:text-style-name="P15" draw:layer="layout" svg:width="2.898cm" svg:height="0.988cm" svg:x="7.402cm" svg:y="3.504cm">
            <draw:text-box>
              <text:p text:style-name="P14"><text:span text:style-name="T6">reducer</text:span></text:p>
            </draw:text-box>
          </draw:frame>
          <draw:frame draw:style-name="gr17" draw:text-style-name="P15" draw:layer="layout" svg:width="1.683cm" svg:height="0.988cm" svg:x="14.417cm" svg:y="3.504cm">
            <draw:text-box>
              <text:p text:style-name="P14"><text:span text:style-name="T6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15" draw:layer="layout" svg:width="5.891cm" svg:height="0.988cm" svg:x="16.262cm" svg:y="15.612cm">
            <draw:text-box>
              <text:p text:style-name="P14"><text:span text:style-name="T6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17" draw:layer="layout" svg:width="2.957cm" svg:height="0.988cm" svg:x="15.624cm" svg:y="4.704cm">
            <draw:text-box>
              <text:p text:style-name="P16"><text:span text:style-name="T7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5" draw:layer="layout" svg:width="2.128cm" svg:height="0.988cm" svg:x="7.372cm" svg:y="9.992cm">
            <draw:text-box>
              <text:p text:style-name="P14"><text:span text:style-name="T6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dux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20" draw:layer="layout" svg:width="2.356cm" svg:height="0.988cm" svg:x="8.251cm" svg:y="14.192cm">
            <draw:text-box>
              <text:p text:style-name="P19"><text:span text:style-name="T8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20" draw:layer="layout" svg:width="4.007cm" svg:height="0.988cm" svg:x="13.9cm" svg:y="14.192cm">
            <draw:text-box>
              <text:p text:style-name="P19"><text:span text:style-name="T8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20" draw:layer="layout" svg:width="2.987cm" svg:height="0.988cm" svg:x="4.013cm" svg:y="7.192cm">
            <draw:text-box>
              <text:p text:style-name="P19"><text:span text:style-name="T8">selektor</text:span></text:p>
            </draw:text-box>
          </draw:frame>
          <draw:frame draw:style-name="gr11" draw:text-style-name="P26" draw:layer="layout" svg:width="3.774cm" svg:height="0.988cm" svg:x="10.126cm" svg:y="7.192cm">
            <draw:text-box>
              <text:p text:style-name="P25"><text:span text:style-name="T11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20" draw:layer="layout" svg:width="2.331cm" svg:height="0.988cm" svg:x="1.6cm" svg:y="7.192cm">
            <draw:text-box>
              <text:p text:style-name="P19"><text:span text:style-name="T8">redux</text:span></text:p>
            </draw:text-box>
          </draw:frame>
          <draw:frame draw:style-name="gr16" draw:text-style-name="P17" draw:layer="layout" svg:width="3.996cm" svg:height="0.988cm" svg:x="21.804cm" svg:y="7.192cm">
            <draw:text-box>
              <text:p text:style-name="P16"><text:span text:style-name="T7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20" draw:layer="layout" svg:width="7.72cm" svg:height="0.988cm" svg:x="2.35cm" svg:y="12.792cm">
            <draw:text-box>
              <text:p text:style-name="P19"><text:span text:style-name="T8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20" draw:layer="layout" svg:width="4.096cm" svg:height="0.988cm" svg:x="6.704cm" svg:y="8.592cm">
            <draw:text-box>
              <text:p text:style-name="P19"><text:span text:style-name="T8">middleware</text:span></text:p>
            </draw:text-box>
          </draw:frame>
          <draw:frame draw:style-name="gr24" draw:text-style-name="P20" draw:layer="layout" svg:width="1.874cm" svg:height="0.988cm" svg:x="4.526cm" svg:y="8.592cm">
            <draw:text-box>
              <text:p text:style-name="P19"><text:span text:style-name="T8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20" draw:layer="layout" svg:width="2.919cm" svg:height="0.988cm" svg:x="15.531cm" svg:y="11.392cm">
            <draw:text-box>
              <text:p text:style-name="P19"><text:span text:style-name="T8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17" draw:layer="layout" svg:width="3.004cm" svg:height="0.988cm" svg:x="3.5cm" svg:y="3.504cm">
            <draw:text-box>
              <text:p text:style-name="P16"><text:span text:style-name="T7">Promise</text:span></text:p>
            </draw:text-box>
          </draw:frame>
          <draw:frame draw:style-name="gr34" draw:text-style-name="P20" draw:layer="layout" svg:width="2.898cm" svg:height="0.988cm" svg:x="7.402cm" svg:y="3.504cm">
            <draw:text-box>
              <text:p text:style-name="P19"><text:span text:style-name="T8">reducer</text:span></text:p>
            </draw:text-box>
          </draw:frame>
          <draw:frame draw:style-name="gr17" draw:text-style-name="P20" draw:layer="layout" svg:width="1.683cm" svg:height="0.988cm" svg:x="14.417cm" svg:y="3.504cm">
            <draw:text-box>
              <text:p text:style-name="P19"><text:span text:style-name="T8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20" draw:layer="layout" svg:width="5.891cm" svg:height="0.988cm" svg:x="16.262cm" svg:y="15.612cm">
            <draw:text-box>
              <text:p text:style-name="P19"><text:span text:style-name="T8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17" draw:layer="layout" svg:width="2.957cm" svg:height="0.988cm" svg:x="15.624cm" svg:y="4.704cm">
            <draw:text-box>
              <text:p text:style-name="P16"><text:span text:style-name="T7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0" draw:layer="layout" svg:width="2.128cm" svg:height="0.988cm" svg:x="7.372cm" svg:y="9.992cm">
            <draw:text-box>
              <text:p text:style-name="P19"><text:span text:style-name="T8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20" draw:layer="layout" svg:width="2.356cm" svg:height="0.988cm" svg:x="8.251cm" svg:y="14.192cm">
            <draw:text-box>
              <text:p text:style-name="P19"><text:span text:style-name="T8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20" draw:layer="layout" svg:width="4.007cm" svg:height="0.988cm" svg:x="13.9cm" svg:y="14.192cm">
            <draw:text-box>
              <text:p text:style-name="P19"><text:span text:style-name="T8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20" draw:layer="layout" svg:width="2.987cm" svg:height="0.988cm" svg:x="4.013cm" svg:y="7.192cm">
            <draw:text-box>
              <text:p text:style-name="P19"><text:span text:style-name="T8">selektor</text:span></text:p>
            </draw:text-box>
          </draw:frame>
          <draw:frame draw:style-name="gr11" draw:text-style-name="P26" draw:layer="layout" svg:width="3.774cm" svg:height="0.988cm" svg:x="10.126cm" svg:y="7.192cm">
            <draw:text-box>
              <text:p text:style-name="P25"><text:span text:style-name="T11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20" draw:layer="layout" svg:width="2.331cm" svg:height="0.988cm" svg:x="1.6cm" svg:y="7.192cm">
            <draw:text-box>
              <text:p text:style-name="P19"><text:span text:style-name="T8">redux</text:span></text:p>
            </draw:text-box>
          </draw:frame>
          <draw:frame draw:style-name="gr16" draw:text-style-name="P15" draw:layer="layout" svg:width="3.996cm" svg:height="0.988cm" svg:x="21.804cm" svg:y="7.192cm">
            <draw:text-box>
              <text:p text:style-name="P14"><text:span text:style-name="T6">rejected</text:span></text:p>
            </draw:text-box>
          </draw:frame>
          <draw:frame draw:style-name="gr17" draw:text-style-name="P15" draw:layer="layout" svg:width="2.128cm" svg:height="0.988cm" svg:x="20.072cm" svg:y="7.192cm">
            <draw:text-box>
              <text:p text:style-name="P14"><text:span text:style-name="T6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20" draw:layer="layout" svg:width="7.72cm" svg:height="0.988cm" svg:x="2.35cm" svg:y="12.792cm">
            <draw:text-box>
              <text:p text:style-name="P19"><text:span text:style-name="T8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20" draw:layer="layout" svg:width="4.096cm" svg:height="0.988cm" svg:x="6.704cm" svg:y="8.592cm">
            <draw:text-box>
              <text:p text:style-name="P19"><text:span text:style-name="T8">middleware</text:span></text:p>
            </draw:text-box>
          </draw:frame>
          <draw:frame draw:style-name="gr24" draw:text-style-name="P20" draw:layer="layout" svg:width="1.874cm" svg:height="0.988cm" svg:x="4.526cm" svg:y="8.592cm">
            <draw:text-box>
              <text:p text:style-name="P19"><text:span text:style-name="T8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15" draw:layer="layout" svg:width="2.013cm" svg:height="0.988cm" svg:x="2cm" svg:y="8.592cm">
            <draw:text-box>
              <text:p text:style-name="P14"><text:span text:style-name="T6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20" draw:layer="layout" svg:width="2.919cm" svg:height="0.988cm" svg:x="15.531cm" svg:y="11.392cm">
            <draw:text-box>
              <text:p text:style-name="P19"><text:span text:style-name="T8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15" draw:layer="layout" svg:width="3.004cm" svg:height="0.988cm" svg:x="3.5cm" svg:y="3.504cm">
            <draw:text-box>
              <text:p text:style-name="P14"><text:span text:style-name="T6">Promise</text:span></text:p>
            </draw:text-box>
          </draw:frame>
          <draw:frame draw:style-name="gr34" draw:text-style-name="P20" draw:layer="layout" svg:width="2.898cm" svg:height="0.988cm" svg:x="7.402cm" svg:y="3.504cm">
            <draw:text-box>
              <text:p text:style-name="P19"><text:span text:style-name="T8">reducer</text:span></text:p>
            </draw:text-box>
          </draw:frame>
          <draw:frame draw:style-name="gr17" draw:text-style-name="P20" draw:layer="layout" svg:width="1.683cm" svg:height="0.988cm" svg:x="14.417cm" svg:y="3.504cm">
            <draw:text-box>
              <text:p text:style-name="P19"><text:span text:style-name="T8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20" draw:layer="layout" svg:width="5.891cm" svg:height="0.988cm" svg:x="16.262cm" svg:y="15.612cm">
            <draw:text-box>
              <text:p text:style-name="P19"><text:span text:style-name="T8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15" draw:layer="layout" svg:width="2.957cm" svg:height="0.988cm" svg:x="15.624cm" svg:y="4.704cm">
            <draw:text-box>
              <text:p text:style-name="P14"><text:span text:style-name="T6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0" draw:layer="layout" svg:width="2.128cm" svg:height="0.988cm" svg:x="7.372cm" svg:y="9.992cm">
            <draw:text-box>
              <text:p text:style-name="P19"><text:span text:style-name="T8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15" draw:layer="layout" svg:width="2.796cm" svg:height="0.988cm" svg:x="10.1cm" svg:y="9.992cm">
            <draw:text-box>
              <text:p text:style-name="P14"><text:span text:style-name="T6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20" draw:layer="layout" svg:width="2.356cm" svg:height="0.988cm" svg:x="8.251cm" svg:y="14.192cm">
            <draw:text-box>
              <text:p text:style-name="P19"><text:span text:style-name="T8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20" draw:layer="layout" svg:width="4.007cm" svg:height="0.988cm" svg:x="13.9cm" svg:y="14.192cm">
            <draw:text-box>
              <text:p text:style-name="P19"><text:span text:style-name="T8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20" draw:layer="layout" svg:width="2.987cm" svg:height="0.988cm" svg:x="4.013cm" svg:y="7.192cm">
            <draw:text-box>
              <text:p text:style-name="P19"><text:span text:style-name="T8">selektor</text:span></text:p>
            </draw:text-box>
          </draw:frame>
          <draw:frame draw:style-name="gr11" draw:text-style-name="P26" draw:layer="layout" svg:width="3.774cm" svg:height="0.988cm" svg:x="10.126cm" svg:y="7.192cm">
            <draw:text-box>
              <text:p text:style-name="P25"><text:span text:style-name="T11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20" draw:layer="layout" svg:width="2.331cm" svg:height="0.988cm" svg:x="1.6cm" svg:y="7.192cm">
            <draw:text-box>
              <text:p text:style-name="P19"><text:span text:style-name="T8">redux</text:span></text:p>
            </draw:text-box>
          </draw:frame>
          <draw:frame draw:style-name="gr16" draw:text-style-name="P20" draw:layer="layout" svg:width="3.996cm" svg:height="0.988cm" svg:x="21.804cm" svg:y="7.192cm">
            <draw:text-box>
              <text:p text:style-name="P19"><text:span text:style-name="T8">rejected</text:span></text:p>
            </draw:text-box>
          </draw:frame>
          <draw:frame draw:style-name="gr17" draw:text-style-name="P20" draw:layer="layout" svg:width="2.128cm" svg:height="0.988cm" svg:x="20.072cm" svg:y="7.192cm">
            <draw:text-box>
              <text:p text:style-name="P19"><text:span text:style-name="T8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20" draw:layer="layout" svg:width="7.72cm" svg:height="0.988cm" svg:x="2.35cm" svg:y="12.792cm">
            <draw:text-box>
              <text:p text:style-name="P19"><text:span text:style-name="T8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20" draw:layer="layout" svg:width="4.096cm" svg:height="0.988cm" svg:x="6.704cm" svg:y="8.592cm">
            <draw:text-box>
              <text:p text:style-name="P19"><text:span text:style-name="T8">middleware</text:span></text:p>
            </draw:text-box>
          </draw:frame>
          <draw:frame draw:style-name="gr24" draw:text-style-name="P20" draw:layer="layout" svg:width="1.874cm" svg:height="0.988cm" svg:x="4.526cm" svg:y="8.592cm">
            <draw:text-box>
              <text:p text:style-name="P19"><text:span text:style-name="T8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20" draw:layer="layout" svg:width="2.013cm" svg:height="0.988cm" svg:x="2cm" svg:y="8.592cm">
            <draw:text-box>
              <text:p text:style-name="P19"><text:span text:style-name="T8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20" draw:layer="layout" svg:width="2.919cm" svg:height="0.988cm" svg:x="15.531cm" svg:y="11.392cm">
            <draw:text-box>
              <text:p text:style-name="P19"><text:span text:style-name="T8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20" draw:layer="layout" svg:width="3.004cm" svg:height="0.988cm" svg:x="3.5cm" svg:y="3.504cm">
            <draw:text-box>
              <text:p text:style-name="P19"><text:span text:style-name="T8">Promise</text:span></text:p>
            </draw:text-box>
          </draw:frame>
          <draw:frame draw:style-name="gr34" draw:text-style-name="P20" draw:layer="layout" svg:width="2.898cm" svg:height="0.988cm" svg:x="7.402cm" svg:y="3.504cm">
            <draw:text-box>
              <text:p text:style-name="P19"><text:span text:style-name="T8">reducer</text:span></text:p>
            </draw:text-box>
          </draw:frame>
          <draw:frame draw:style-name="gr17" draw:text-style-name="P20" draw:layer="layout" svg:width="1.683cm" svg:height="0.988cm" svg:x="14.417cm" svg:y="3.504cm">
            <draw:text-box>
              <text:p text:style-name="P19"><text:span text:style-name="T8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20" draw:layer="layout" svg:width="5.891cm" svg:height="0.988cm" svg:x="16.262cm" svg:y="15.612cm">
            <draw:text-box>
              <text:p text:style-name="P19"><text:span text:style-name="T8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20" draw:layer="layout" svg:width="2.957cm" svg:height="0.988cm" svg:x="15.624cm" svg:y="4.704cm">
            <draw:text-box>
              <text:p text:style-name="P19"><text:span text:style-name="T8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0" draw:layer="layout" svg:width="2.128cm" svg:height="0.988cm" svg:x="7.372cm" svg:y="9.992cm">
            <draw:text-box>
              <text:p text:style-name="P19"><text:span text:style-name="T8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20" draw:layer="layout" svg:width="2.796cm" svg:height="0.988cm" svg:x="10.1cm" svg:y="9.992cm">
            <draw:text-box>
              <text:p text:style-name="P19"><text:span text:style-name="T8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20" draw:layer="layout" svg:width="2.356cm" svg:height="0.988cm" svg:x="8.251cm" svg:y="14.192cm">
            <draw:text-box>
              <text:p text:style-name="P19"><text:span text:style-name="T8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20" draw:layer="layout" svg:width="4.007cm" svg:height="0.988cm" svg:x="13.9cm" svg:y="14.192cm">
            <draw:text-box>
              <text:p text:style-name="P19"><text:span text:style-name="T8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20" draw:layer="layout" svg:width="2.987cm" svg:height="0.988cm" svg:x="4.013cm" svg:y="7.192cm">
            <draw:text-box>
              <text:p text:style-name="P19"><text:span text:style-name="T8">selektor</text:span></text:p>
            </draw:text-box>
          </draw:frame>
          <draw:frame draw:style-name="gr11" draw:text-style-name="P26" draw:layer="layout" svg:width="3.774cm" svg:height="0.988cm" svg:x="10.126cm" svg:y="7.192cm">
            <draw:text-box>
              <text:p text:style-name="P25"><text:span text:style-name="T11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20" draw:layer="layout" svg:width="2.331cm" svg:height="0.988cm" svg:x="1.6cm" svg:y="7.192cm">
            <draw:text-box>
              <text:p text:style-name="P19"><text:span text:style-name="T8">redux</text:span></text:p>
            </draw:text-box>
          </draw:frame>
          <draw:frame draw:style-name="gr16" draw:text-style-name="P20" draw:layer="layout" svg:width="3.996cm" svg:height="0.988cm" svg:x="21.804cm" svg:y="7.192cm">
            <draw:text-box>
              <text:p text:style-name="P19"><text:span text:style-name="T8">rejected</text:span></text:p>
            </draw:text-box>
          </draw:frame>
          <draw:frame draw:style-name="gr17" draw:text-style-name="P20" draw:layer="layout" svg:width="2.128cm" svg:height="0.988cm" svg:x="20.072cm" svg:y="7.192cm">
            <draw:text-box>
              <text:p text:style-name="P19"><text:span text:style-name="T8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20" draw:layer="layout" svg:width="7.72cm" svg:height="0.988cm" svg:x="2.35cm" svg:y="12.792cm">
            <draw:text-box>
              <text:p text:style-name="P19"><text:span text:style-name="T8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20" draw:layer="layout" svg:width="4.096cm" svg:height="0.988cm" svg:x="6.704cm" svg:y="8.592cm">
            <draw:text-box>
              <text:p text:style-name="P19"><text:span text:style-name="T8">middleware</text:span></text:p>
            </draw:text-box>
          </draw:frame>
          <draw:frame draw:style-name="gr24" draw:text-style-name="P20" draw:layer="layout" svg:width="1.874cm" svg:height="0.988cm" svg:x="4.526cm" svg:y="8.592cm">
            <draw:text-box>
              <text:p text:style-name="P19"><text:span text:style-name="T8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20" draw:layer="layout" svg:width="2.013cm" svg:height="0.988cm" svg:x="2cm" svg:y="8.592cm">
            <draw:text-box>
              <text:p text:style-name="P19"><text:span text:style-name="T8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20" draw:layer="layout" svg:width="2.919cm" svg:height="0.988cm" svg:x="15.531cm" svg:y="11.392cm">
            <draw:text-box>
              <text:p text:style-name="P19"><text:span text:style-name="T8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20" draw:layer="layout" svg:width="3.004cm" svg:height="0.988cm" svg:x="3.5cm" svg:y="3.504cm">
            <draw:text-box>
              <text:p text:style-name="P19"><text:span text:style-name="T8">Promise</text:span></text:p>
            </draw:text-box>
          </draw:frame>
          <draw:frame draw:style-name="gr34" draw:text-style-name="P20" draw:layer="layout" svg:width="2.898cm" svg:height="0.988cm" svg:x="7.402cm" svg:y="3.504cm">
            <draw:text-box>
              <text:p text:style-name="P19"><text:span text:style-name="T8">reducer</text:span></text:p>
            </draw:text-box>
          </draw:frame>
          <draw:frame draw:style-name="gr17" draw:text-style-name="P20" draw:layer="layout" svg:width="1.683cm" svg:height="0.988cm" svg:x="14.417cm" svg:y="3.504cm">
            <draw:text-box>
              <text:p text:style-name="P19"><text:span text:style-name="T8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15" draw:layer="layout" svg:width="2.123cm" svg:height="0.988cm" svg:x="2.339cm" svg:y="15.612cm">
            <draw:text-box>
              <text:p text:style-name="P14"><text:span text:style-name="T6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20" draw:layer="layout" svg:width="5.891cm" svg:height="0.988cm" svg:x="16.262cm" svg:y="15.612cm">
            <draw:text-box>
              <text:p text:style-name="P19"><text:span text:style-name="T8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20" draw:layer="layout" svg:width="2.957cm" svg:height="0.988cm" svg:x="15.624cm" svg:y="4.704cm">
            <draw:text-box>
              <text:p text:style-name="P19"><text:span text:style-name="T8">pending</text:span></text:p>
            </draw:text-box>
          </draw:frame>
          <draw:frame draw:style-name="gr43" draw:text-style-name="P15" draw:layer="layout" svg:width="3.571cm" svg:height="0.988cm" svg:x="6.178cm" svg:y="4.704cm">
            <draw:text-box>
              <text:p text:style-name="P14"><text:span text:style-name="T6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15" draw:layer="layout" svg:width="3.004cm" svg:height="0.988cm" svg:x="2.264cm" svg:y="4.704cm">
            <draw:text-box>
              <text:p text:style-name="P14"><text:span text:style-name="T6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0" draw:layer="layout" svg:width="2.128cm" svg:height="0.988cm" svg:x="7.372cm" svg:y="9.992cm">
            <draw:text-box>
              <text:p text:style-name="P19"><text:span text:style-name="T8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20" draw:layer="layout" svg:width="2.796cm" svg:height="0.988cm" svg:x="10.1cm" svg:y="9.992cm">
            <draw:text-box>
              <text:p text:style-name="P19"><text:span text:style-name="T8">fulfilled</text:span></text:p>
            </draw:text-box>
          </draw:frame>
          <draw:frame draw:style-name="gr55" draw:text-style-name="P15" draw:layer="layout" svg:width="1.797cm" svg:height="0.988cm" svg:x="22.303cm" svg:y="9.992cm">
            <draw:text-box>
              <text:p text:style-name="P14"><text:span text:style-name="T6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20" draw:layer="layout" svg:width="2.356cm" svg:height="0.988cm" svg:x="8.251cm" svg:y="14.192cm">
            <draw:text-box>
              <text:p text:style-name="P19"><text:span text:style-name="T8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20" draw:layer="layout" svg:width="4.007cm" svg:height="0.988cm" svg:x="13.9cm" svg:y="14.192cm">
            <draw:text-box>
              <text:p text:style-name="P19"><text:span text:style-name="T8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20" draw:layer="layout" svg:width="2.987cm" svg:height="0.988cm" svg:x="4.013cm" svg:y="7.192cm">
            <draw:text-box>
              <text:p text:style-name="P19"><text:span text:style-name="T8">selektor</text:span></text:p>
            </draw:text-box>
          </draw:frame>
          <draw:frame draw:style-name="gr11" draw:text-style-name="P26" draw:layer="layout" svg:width="3.774cm" svg:height="0.988cm" svg:x="10.126cm" svg:y="7.192cm">
            <draw:text-box>
              <text:p text:style-name="P25"><text:span text:style-name="T11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20" draw:layer="layout" svg:width="2.331cm" svg:height="0.988cm" svg:x="1.6cm" svg:y="7.192cm">
            <draw:text-box>
              <text:p text:style-name="P19"><text:span text:style-name="T8">redux</text:span></text:p>
            </draw:text-box>
          </draw:frame>
          <draw:frame draw:style-name="gr16" draw:text-style-name="P20" draw:layer="layout" svg:width="3.996cm" svg:height="0.988cm" svg:x="21.804cm" svg:y="7.192cm">
            <draw:text-box>
              <text:p text:style-name="P19"><text:span text:style-name="T8">rejected</text:span></text:p>
            </draw:text-box>
          </draw:frame>
          <draw:frame draw:style-name="gr17" draw:text-style-name="P20" draw:layer="layout" svg:width="2.128cm" svg:height="0.988cm" svg:x="20.072cm" svg:y="7.192cm">
            <draw:text-box>
              <text:p text:style-name="P19"><text:span text:style-name="T8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20" draw:layer="layout" svg:width="7.72cm" svg:height="0.988cm" svg:x="2.35cm" svg:y="12.792cm">
            <draw:text-box>
              <text:p text:style-name="P19"><text:span text:style-name="T8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20" draw:layer="layout" svg:width="4.096cm" svg:height="0.988cm" svg:x="6.704cm" svg:y="8.592cm">
            <draw:text-box>
              <text:p text:style-name="P19"><text:span text:style-name="T8">middleware</text:span></text:p>
            </draw:text-box>
          </draw:frame>
          <draw:frame draw:style-name="gr24" draw:text-style-name="P20" draw:layer="layout" svg:width="1.874cm" svg:height="0.988cm" svg:x="4.526cm" svg:y="8.592cm">
            <draw:text-box>
              <text:p text:style-name="P19"><text:span text:style-name="T8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20" draw:layer="layout" svg:width="2.013cm" svg:height="0.988cm" svg:x="2cm" svg:y="8.592cm">
            <draw:text-box>
              <text:p text:style-name="P19"><text:span text:style-name="T8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20" draw:layer="layout" svg:width="2.919cm" svg:height="0.988cm" svg:x="15.531cm" svg:y="11.392cm">
            <draw:text-box>
              <text:p text:style-name="P19"><text:span text:style-name="T8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20" draw:layer="layout" svg:width="3.004cm" svg:height="0.988cm" svg:x="3.5cm" svg:y="3.504cm">
            <draw:text-box>
              <text:p text:style-name="P19"><text:span text:style-name="T8">Promise</text:span></text:p>
            </draw:text-box>
          </draw:frame>
          <draw:frame draw:style-name="gr34" draw:text-style-name="P20" draw:layer="layout" svg:width="2.898cm" svg:height="0.988cm" svg:x="7.402cm" svg:y="3.504cm">
            <draw:text-box>
              <text:p text:style-name="P19"><text:span text:style-name="T8">reducer</text:span></text:p>
            </draw:text-box>
          </draw:frame>
          <draw:frame draw:style-name="gr17" draw:text-style-name="P20" draw:layer="layout" svg:width="1.683cm" svg:height="0.988cm" svg:x="14.417cm" svg:y="3.504cm">
            <draw:text-box>
              <text:p text:style-name="P19"><text:span text:style-name="T8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20" draw:layer="layout" svg:width="2.123cm" svg:height="0.988cm" svg:x="2.339cm" svg:y="15.612cm">
            <draw:text-box>
              <text:p text:style-name="P19"><text:span text:style-name="T8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20" draw:layer="layout" svg:width="5.891cm" svg:height="0.988cm" svg:x="16.262cm" svg:y="15.612cm">
            <draw:text-box>
              <text:p text:style-name="P19"><text:span text:style-name="T8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20" draw:layer="layout" svg:width="2.957cm" svg:height="0.988cm" svg:x="15.624cm" svg:y="4.704cm">
            <draw:text-box>
              <text:p text:style-name="P19"><text:span text:style-name="T8">pending</text:span></text:p>
            </draw:text-box>
          </draw:frame>
          <draw:frame draw:style-name="gr43" draw:text-style-name="P20" draw:layer="layout" svg:width="3.571cm" svg:height="0.988cm" svg:x="6.178cm" svg:y="4.704cm">
            <draw:text-box>
              <text:p text:style-name="P19"><text:span text:style-name="T8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20" draw:layer="layout" svg:width="3.004cm" svg:height="0.988cm" svg:x="2.264cm" svg:y="4.704cm">
            <draw:text-box>
              <text:p text:style-name="P19"><text:span text:style-name="T8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0" draw:layer="layout" svg:width="2.128cm" svg:height="0.988cm" svg:x="7.372cm" svg:y="9.992cm">
            <draw:text-box>
              <text:p text:style-name="P19"><text:span text:style-name="T8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20" draw:layer="layout" svg:width="2.796cm" svg:height="0.988cm" svg:x="10.1cm" svg:y="9.992cm">
            <draw:text-box>
              <text:p text:style-name="P19"><text:span text:style-name="T8">fulfilled</text:span></text:p>
            </draw:text-box>
          </draw:frame>
          <draw:frame draw:style-name="gr55" draw:text-style-name="P20" draw:layer="layout" svg:width="1.797cm" svg:height="0.988cm" svg:x="22.303cm" svg:y="9.992cm">
            <draw:text-box>
              <text:p text:style-name="P19"><text:span text:style-name="T8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Co jeszcze?</text:span></text:p>
          </draw:text-box>
        </draw:frame>
        <draw:g>
          <draw:frame draw:style-name="gr5" draw:text-style-name="P20" draw:layer="layout" svg:width="6.362cm" svg:height="0.988cm" svg:x="1.807cm" svg:y="14.192cm">
            <draw:text-box>
              <text:p text:style-name="P19"><text:span text:style-name="T8">czysty kontener</text:span></text:p>
            </draw:text-box>
          </draw:frame>
          <draw:frame draw:style-name="gr6" draw:text-style-name="P20" draw:layer="layout" svg:width="2.356cm" svg:height="0.988cm" svg:x="8.251cm" svg:y="14.192cm">
            <draw:text-box>
              <text:p text:style-name="P19"><text:span text:style-name="T8">thunk</text:span></text:p>
            </draw:text-box>
          </draw:frame>
          <draw:frame draw:style-name="gr7" draw:text-style-name="P20" draw:layer="layout" svg:width="2.018cm" svg:height="0.988cm" svg:x="11.189cm" svg:y="14.192cm">
            <draw:text-box>
              <text:p text:style-name="P19"><text:span text:style-name="T8">state</text:span></text:p>
            </draw:text-box>
          </draw:frame>
          <draw:frame draw:style-name="gr8" draw:text-style-name="P20" draw:layer="layout" svg:width="4.007cm" svg:height="0.988cm" svg:x="13.9cm" svg:y="14.192cm">
            <draw:text-box>
              <text:p text:style-name="P19"><text:span text:style-name="T8">redux state</text:span></text:p>
            </draw:text-box>
          </draw:frame>
          <draw:frame draw:style-name="gr9" draw:text-style-name="P20" draw:layer="layout" svg:width="7.538cm" svg:height="0.988cm" svg:x="18.055cm" svg:y="14.192cm">
            <draw:text-box>
              <text:p text:style-name="P19"><text:span text:style-name="T8">cykl życia komponentu</text:span></text:p>
            </draw:text-box>
          </draw:frame>
          <draw:frame draw:style-name="gr10" draw:text-style-name="P20" draw:layer="layout" svg:width="2.987cm" svg:height="0.988cm" svg:x="4.013cm" svg:y="7.192cm">
            <draw:text-box>
              <text:p text:style-name="P19"><text:span text:style-name="T8">selektor</text:span></text:p>
            </draw:text-box>
          </draw:frame>
          <draw:frame draw:style-name="gr11" draw:text-style-name="P26" draw:layer="layout" svg:width="3.774cm" svg:height="0.988cm" svg:x="10.126cm" svg:y="7.192cm">
            <draw:text-box>
              <text:p text:style-name="P25"><text:span text:style-name="T11">immutable</text:span></text:p>
            </draw:text-box>
          </draw:frame>
          <draw:frame draw:style-name="gr12" draw:text-style-name="P20" draw:layer="layout" svg:width="2.847cm" svg:height="0.988cm" svg:x="7cm" svg:y="7.192cm">
            <draw:text-box>
              <text:p text:style-name="P19"><text:span text:style-name="T8">ES2015</text:span></text:p>
            </draw:text-box>
          </draw:frame>
          <draw:frame draw:style-name="gr13" draw:text-style-name="P20" draw:layer="layout" svg:width="1.73cm" svg:height="0.988cm" svg:x="18cm" svg:y="7.192cm">
            <draw:text-box>
              <text:p text:style-name="P19"><text:span text:style-name="T8">ES5</text:span></text:p>
            </draw:text-box>
          </draw:frame>
          <draw:frame draw:style-name="gr14" draw:text-style-name="P20" draw:layer="layout" svg:width="2.805cm" svg:height="0.988cm" svg:x="14.595cm" svg:y="7.192cm">
            <draw:text-box>
              <text:p text:style-name="P19"><text:span text:style-name="T8">ES2017</text:span></text:p>
            </draw:text-box>
          </draw:frame>
          <draw:frame draw:style-name="gr15" draw:text-style-name="P20" draw:layer="layout" svg:width="2.331cm" svg:height="0.988cm" svg:x="1.6cm" svg:y="7.192cm">
            <draw:text-box>
              <text:p text:style-name="P19"><text:span text:style-name="T8">redux</text:span></text:p>
            </draw:text-box>
          </draw:frame>
          <draw:frame draw:style-name="gr16" draw:text-style-name="P20" draw:layer="layout" svg:width="3.996cm" svg:height="0.988cm" svg:x="21.804cm" svg:y="7.192cm">
            <draw:text-box>
              <text:p text:style-name="P19"><text:span text:style-name="T8">rejected</text:span></text:p>
            </draw:text-box>
          </draw:frame>
          <draw:frame draw:style-name="gr17" draw:text-style-name="P20" draw:layer="layout" svg:width="2.128cm" svg:height="0.988cm" svg:x="20.072cm" svg:y="7.192cm">
            <draw:text-box>
              <text:p text:style-name="P19"><text:span text:style-name="T8">axios</text:span></text:p>
            </draw:text-box>
          </draw:frame>
          <draw:frame draw:style-name="gr18" draw:text-style-name="P20" draw:layer="layout" svg:width="2.344cm" svg:height="0.988cm" svg:x="14.25cm" svg:y="12.792cm">
            <draw:text-box>
              <text:p text:style-name="P19"><text:span text:style-name="T8">smart</text:span></text:p>
            </draw:text-box>
          </draw:frame>
          <draw:frame draw:style-name="gr19" draw:text-style-name="P20" draw:layer="layout" svg:width="3.144cm" svg:height="0.988cm" svg:x="10.65cm" svg:y="12.792cm">
            <draw:text-box>
              <text:p text:style-name="P19"><text:span text:style-name="T8">webpack</text:span></text:p>
            </draw:text-box>
          </draw:frame>
          <draw:frame draw:style-name="gr20" draw:text-style-name="P20" draw:layer="layout" svg:width="7.982cm" svg:height="0.988cm" svg:x="17.068cm" svg:y="12.792cm">
            <draw:text-box>
              <text:p text:style-name="P19"><text:span text:style-name="T8">higher order component</text:span></text:p>
            </draw:text-box>
          </draw:frame>
          <draw:frame draw:style-name="gr21" draw:text-style-name="P20" draw:layer="layout" svg:width="7.72cm" svg:height="0.988cm" svg:x="2.35cm" svg:y="12.792cm">
            <draw:text-box>
              <text:p text:style-name="P19"><text:span text:style-name="T8">unidirectional data flow</text:span></text:p>
            </draw:text-box>
          </draw:frame>
          <draw:frame draw:style-name="gr22" draw:text-style-name="P20" draw:layer="layout" svg:width="6.526cm" svg:height="0.988cm" svg:x="16.6cm" svg:y="8.592cm">
            <draw:text-box>
              <text:p text:style-name="P19"><text:span text:style-name="T8">kontener funkcyjny</text:span></text:p>
            </draw:text-box>
          </draw:frame>
          <draw:frame draw:style-name="gr23" draw:text-style-name="P20" draw:layer="layout" svg:width="4.096cm" svg:height="0.988cm" svg:x="6.704cm" svg:y="8.592cm">
            <draw:text-box>
              <text:p text:style-name="P19"><text:span text:style-name="T8">middleware</text:span></text:p>
            </draw:text-box>
          </draw:frame>
          <draw:frame draw:style-name="gr24" draw:text-style-name="P20" draw:layer="layout" svg:width="1.874cm" svg:height="0.988cm" svg:x="4.526cm" svg:y="8.592cm">
            <draw:text-box>
              <text:p text:style-name="P19"><text:span text:style-name="T8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8">ES2016</text:span></text:p>
            </draw:text-box>
          </draw:frame>
          <draw:frame draw:style-name="gr13" draw:text-style-name="P20" draw:layer="layout" svg:width="1.73cm" svg:height="0.988cm" svg:x="14.4cm" svg:y="8.592cm">
            <draw:text-box>
              <text:p text:style-name="P19"><text:span text:style-name="T8">flow</text:span></text:p>
            </draw:text-box>
          </draw:frame>
          <draw:frame draw:style-name="gr26" draw:text-style-name="P20" draw:layer="layout" svg:width="2.013cm" svg:height="0.988cm" svg:x="2cm" svg:y="8.592cm">
            <draw:text-box>
              <text:p text:style-name="P19"><text:span text:style-name="T8">fetch</text:span></text:p>
            </draw:text-box>
          </draw:frame>
          <draw:frame draw:style-name="gr27" draw:text-style-name="P20" draw:layer="layout" svg:width="2cm" svg:height="0.988cm" svg:x="23.4cm" svg:y="8.592cm">
            <draw:text-box>
              <text:p text:style-name="P19"><text:span text:style-name="T8">rest</text:span></text:p>
            </draw:text-box>
          </draw:frame>
          <draw:frame draw:style-name="gr28" draw:text-style-name="P20" draw:layer="layout" svg:width="2.949cm" svg:height="0.988cm" svg:x="6.201cm" svg:y="11.392cm">
            <draw:text-box>
              <text:p text:style-name="P19"><text:span text:style-name="T8">element</text:span></text:p>
            </draw:text-box>
          </draw:frame>
          <draw:frame draw:style-name="gr29" draw:text-style-name="P20" draw:layer="layout" svg:width="3.872cm" svg:height="0.988cm" svg:x="1.75cm" svg:y="11.392cm">
            <draw:text-box>
              <text:p text:style-name="P19"><text:span text:style-name="T8">server side</text:span></text:p>
            </draw:text-box>
          </draw:frame>
          <draw:frame draw:style-name="gr30" draw:text-style-name="P20" draw:layer="layout" svg:width="5.523cm" svg:height="1cm" svg:x="9.427cm" svg:y="11.392cm">
            <draw:text-box>
              <text:p text:style-name="P19"><text:span text:style-name="T8">create-react-app</text:span></text:p>
            </draw:text-box>
          </draw:frame>
          <draw:frame draw:style-name="gr31" draw:text-style-name="P20" draw:layer="layout" svg:width="2.919cm" svg:height="0.988cm" svg:x="15.531cm" svg:y="11.392cm">
            <draw:text-box>
              <text:p text:style-name="P19"><text:span text:style-name="T8">selector</text:span></text:p>
            </draw:text-box>
          </draw:frame>
          <draw:frame draw:style-name="gr18" draw:text-style-name="P20" draw:layer="layout" svg:width="4.2cm" svg:height="0.988cm" svg:x="19.05cm" svg:y="11.392cm">
            <draw:text-box>
              <text:p text:style-name="P19"><text:span text:style-name="T8">JavaScript</text:span></text:p>
            </draw:text-box>
          </draw:frame>
          <draw:frame draw:style-name="gr32" draw:text-style-name="P20" draw:layer="layout" svg:width="2.585cm" svg:height="0.988cm" svg:x="23.065cm" svg:y="11.392cm">
            <draw:text-box>
              <text:p text:style-name="P19"><text:span text:style-name="T8">spread</text:span></text:p>
            </draw:text-box>
          </draw:frame>
          <draw:frame draw:style-name="gr33" draw:text-style-name="P20" draw:layer="layout" svg:width="3.004cm" svg:height="0.988cm" svg:x="3.5cm" svg:y="3.504cm">
            <draw:text-box>
              <text:p text:style-name="P19"><text:span text:style-name="T8">Promise</text:span></text:p>
            </draw:text-box>
          </draw:frame>
          <draw:frame draw:style-name="gr34" draw:text-style-name="P20" draw:layer="layout" svg:width="2.898cm" svg:height="0.988cm" svg:x="7.402cm" svg:y="3.504cm">
            <draw:text-box>
              <text:p text:style-name="P19"><text:span text:style-name="T8">reducer</text:span></text:p>
            </draw:text-box>
          </draw:frame>
          <draw:frame draw:style-name="gr17" draw:text-style-name="P20" draw:layer="layout" svg:width="1.683cm" svg:height="0.988cm" svg:x="14.417cm" svg:y="3.504cm">
            <draw:text-box>
              <text:p text:style-name="P19"><text:span text:style-name="T8">flux</text:span></text:p>
            </draw:text-box>
          </draw:frame>
          <draw:frame draw:style-name="gr35" draw:text-style-name="P20" draw:layer="layout" svg:width="2.598cm" svg:height="0.988cm" svg:x="10.902cm" svg:y="3.504cm">
            <draw:text-box>
              <text:p text:style-name="P19"><text:span text:style-name="T8">vanilla</text:span></text:p>
            </draw:text-box>
          </draw:frame>
          <draw:frame draw:style-name="gr36" draw:text-style-name="P20" draw:layer="layout" svg:width="3.935cm" svg:height="0.988cm" svg:x="17.1cm" svg:y="3.504cm">
            <draw:text-box>
              <text:p text:style-name="P19"><text:span text:style-name="T8">komponent</text:span></text:p>
            </draw:text-box>
          </draw:frame>
          <draw:frame draw:style-name="gr37" draw:text-style-name="P15" draw:layer="layout" svg:width="2.2cm" svg:height="0.988cm" svg:x="21.7cm" svg:y="3.504cm">
            <draw:text-box>
              <text:p text:style-name="P14"><text:span text:style-name="T6">PWA</text:span></text:p>
            </draw:text-box>
          </draw:frame>
          <draw:frame draw:style-name="gr17" draw:text-style-name="P20" draw:layer="layout" svg:width="2.225cm" svg:height="0.988cm" svg:x="13.537cm" svg:y="15.612cm">
            <draw:text-box>
              <text:p text:style-name="P19"><text:span text:style-name="T8">dumb</text:span></text:p>
            </draw:text-box>
          </draw:frame>
          <draw:frame draw:style-name="gr38" draw:text-style-name="P20" draw:layer="layout" svg:width="2.123cm" svg:height="0.988cm" svg:x="2.339cm" svg:y="15.612cm">
            <draw:text-box>
              <text:p text:style-name="P19"><text:span text:style-name="T8">story</text:span></text:p>
            </draw:text-box>
          </draw:frame>
          <draw:frame draw:style-name="gr39" draw:text-style-name="P20" draw:layer="layout" svg:width="3.639cm" svg:height="0.988cm" svg:x="9.623cm" svg:y="15.612cm">
            <draw:text-box>
              <text:p text:style-name="P19"><text:span text:style-name="T8">typescript</text:span></text:p>
            </draw:text-box>
          </draw:frame>
          <draw:frame draw:style-name="gr17" draw:text-style-name="P20" draw:layer="layout" svg:width="4.2cm" svg:height="0.988cm" svg:x="5.062cm" svg:y="15.612cm">
            <draw:text-box>
              <text:p text:style-name="P19"><text:span text:style-name="T8">EcmaScript</text:span></text:p>
            </draw:text-box>
          </draw:frame>
          <draw:frame draw:style-name="gr40" draw:text-style-name="P20" draw:layer="layout" svg:width="5.891cm" svg:height="0.988cm" svg:x="16.262cm" svg:y="15.612cm">
            <draw:text-box>
              <text:p text:style-name="P19"><text:span text:style-name="T8">one way data flow</text:span></text:p>
            </draw:text-box>
          </draw:frame>
          <draw:frame draw:style-name="gr37" draw:text-style-name="P15" draw:layer="layout" svg:width="2.2cm" svg:height="0.988cm" svg:x="22.862cm" svg:y="15.612cm">
            <draw:text-box>
              <text:p text:style-name="P14"><text:span text:style-name="T6">BEM</text:span></text:p>
            </draw:text-box>
          </draw:frame>
          <draw:frame draw:style-name="gr41" draw:text-style-name="P20" draw:layer="layout" svg:width="3.233cm" svg:height="0.988cm" svg:x="11.631cm" svg:y="4.704cm">
            <draw:text-box>
              <text:p text:style-name="P19"><text:span text:style-name="T8">SPA</text:span></text:p>
            </draw:text-box>
          </draw:frame>
          <draw:frame draw:style-name="gr42" draw:text-style-name="P20" draw:layer="layout" svg:width="2.957cm" svg:height="0.988cm" svg:x="15.624cm" svg:y="4.704cm">
            <draw:text-box>
              <text:p text:style-name="P19"><text:span text:style-name="T8">pending</text:span></text:p>
            </draw:text-box>
          </draw:frame>
          <draw:frame draw:style-name="gr43" draw:text-style-name="P20" draw:layer="layout" svg:width="3.571cm" svg:height="0.988cm" svg:x="6.178cm" svg:y="4.704cm">
            <draw:text-box>
              <text:p text:style-name="P19"><text:span text:style-name="T8">storybook</text:span></text:p>
            </draw:text-box>
          </draw:frame>
          <draw:frame draw:style-name="gr44" draw:text-style-name="P20" draw:layer="layout" svg:width="3.283cm" svg:height="0.988cm" svg:x="18.981cm" svg:y="4.704cm">
            <draw:text-box>
              <text:p text:style-name="P19"><text:span text:style-name="T8">hooks</text:span></text:p>
            </draw:text-box>
          </draw:frame>
          <draw:frame draw:style-name="gr33" draw:text-style-name="P20" draw:layer="layout" svg:width="3.004cm" svg:height="0.988cm" svg:x="2.264cm" svg:y="4.704cm">
            <draw:text-box>
              <text:p text:style-name="P19"><text:span text:style-name="T8">karma</text:span></text:p>
            </draw:text-box>
          </draw:frame>
          <draw:frame draw:style-name="gr45" draw:text-style-name="P15" draw:layer="layout" svg:width="3.144cm" svg:height="0.988cm" svg:x="21.992cm" svg:y="4.692cm">
            <draw:text-box>
              <text:p text:style-name="P14"><text:span text:style-name="T6">SMACSS</text:span></text:p>
            </draw:text-box>
          </draw:frame>
          <draw:frame draw:style-name="gr46" draw:text-style-name="P20" draw:layer="layout" svg:width="3.283cm" svg:height="0.988cm" svg:x="18.972cm" svg:y="5.984cm">
            <draw:text-box>
              <text:p text:style-name="P19"><text:span text:style-name="T8">kontener</text:span></text:p>
            </draw:text-box>
          </draw:frame>
          <draw:frame draw:style-name="gr47" draw:text-style-name="P20" draw:layer="layout" svg:width="2.471cm" svg:height="0.988cm" svg:x="13.384cm" svg:y="5.984cm">
            <draw:text-box>
              <text:p text:style-name="P19"><text:span text:style-name="T8">nodejs</text:span></text:p>
            </draw:text-box>
          </draw:frame>
          <draw:frame draw:style-name="gr48" draw:text-style-name="P20" draw:layer="layout" svg:width="2.191cm" svg:height="0.988cm" svg:x="2.255cm" svg:y="5.984cm">
            <draw:text-box>
              <text:p text:style-name="P19"><text:span text:style-name="T8">Babel</text:span></text:p>
            </draw:text-box>
          </draw:frame>
          <draw:frame draw:style-name="gr13" draw:text-style-name="P20" draw:layer="layout" svg:width="1.73cm" svg:height="0.988cm" svg:x="5.125cm" svg:y="5.984cm">
            <draw:text-box>
              <text:p text:style-name="P19"><text:span text:style-name="T8">ES6</text:span></text:p>
            </draw:text-box>
          </draw:frame>
          <draw:frame draw:style-name="gr18" draw:text-style-name="P20" draw:layer="layout" svg:width="1.73cm" svg:height="0.988cm" svg:x="8.055cm" svg:y="5.984cm">
            <draw:text-box>
              <text:p text:style-name="P19"><text:span text:style-name="T8">ES7</text:span></text:p>
            </draw:text-box>
          </draw:frame>
          <draw:frame draw:style-name="gr18" draw:text-style-name="P20" draw:layer="layout" svg:width="1.73cm" svg:height="0.988cm" svg:x="10.725cm" svg:y="5.984cm">
            <draw:text-box>
              <text:p text:style-name="P19"><text:span text:style-name="T8">ES8</text:span></text:p>
            </draw:text-box>
          </draw:frame>
          <draw:frame draw:style-name="gr49" draw:text-style-name="P15" draw:layer="layout" svg:width="1.891cm" svg:height="0.988cm" svg:x="16.784cm" svg:y="5.984cm">
            <draw:text-box>
              <text:p text:style-name="P14"><text:span text:style-name="T6">JWT</text:span></text:p>
            </draw:text-box>
          </draw:frame>
          <draw:frame draw:style-name="gr50" draw:text-style-name="P15" draw:layer="layout" svg:width="2.526cm" svg:height="0.988cm" svg:x="22.62cm" svg:y="5.984cm">
            <draw:text-box>
              <text:p text:style-name="P14"><text:span text:style-name="T6">OOCSS</text:span></text:p>
            </draw:text-box>
          </draw:frame>
          <draw:frame draw:style-name="gr18" draw:text-style-name="P20" draw:layer="layout" svg:width="2.128cm" svg:height="0.988cm" svg:x="7.372cm" svg:y="9.992cm">
            <draw:text-box>
              <text:p text:style-name="P19"><text:span text:style-name="T8">akcja</text:span></text:p>
            </draw:text-box>
          </draw:frame>
          <draw:frame draw:style-name="gr51" draw:text-style-name="P20" draw:layer="layout" svg:width="6.31cm" svg:height="0.988cm" svg:x="15.5cm" svg:y="9.992cm">
            <draw:text-box>
              <text:p text:style-name="P19"><text:span text:style-name="T8">funkcja strzałkowa</text:span></text:p>
            </draw:text-box>
          </draw:frame>
          <draw:frame draw:style-name="gr52" draw:text-style-name="P20" draw:layer="layout" svg:width="2.238cm" svg:height="0.988cm" svg:x="3.3cm" svg:y="9.992cm">
            <draw:text-box>
              <text:p text:style-name="P19"><text:span text:style-name="T8">props</text:span></text:p>
            </draw:text-box>
          </draw:frame>
          <draw:frame draw:style-name="gr53" draw:text-style-name="P22" draw:layer="layout" svg:width="1.861cm" svg:height="0.988cm" svg:x="13.3cm" svg:y="9.992cm">
            <draw:text-box>
              <text:p text:style-name="P21"><text:span text:style-name="T9">npm</text:span></text:p>
            </draw:text-box>
          </draw:frame>
          <draw:frame draw:style-name="gr54" draw:text-style-name="P20" draw:layer="layout" svg:width="2.796cm" svg:height="0.988cm" svg:x="10.1cm" svg:y="9.992cm">
            <draw:text-box>
              <text:p text:style-name="P19"><text:span text:style-name="T8">fulfilled</text:span></text:p>
            </draw:text-box>
          </draw:frame>
          <draw:frame draw:style-name="gr55" draw:text-style-name="P20" draw:layer="layout" svg:width="1.797cm" svg:height="0.988cm" svg:x="22.303cm" svg:y="9.992cm">
            <draw:text-box>
              <text:p text:style-name="P19"><text:span text:style-name="T8">Jest</text:span></text:p>
            </draw:text-box>
          </draw:frame>
          <draw:frame draw:style-name="gr52" draw:text-style-name="P20" draw:layer="layout" svg:width="2.238cm" svg:height="0.988cm" svg:x="5.4cm" svg:y="9.992cm">
            <draw:text-box>
              <text:p text:style-name="P19"><text:span text:style-name="T8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Any questions?</text:span></text:p>
          </draw:text-box>
        </draw:frame>
        <draw:frame presentation:style-name="pr4" draw:text-style-name="P28" draw:layer="layout" svg:width="24.299cm" svg:height="3.005cm" svg:x="1.351cm" svg:y="7.395cm" presentation:class="title" presentation:user-transformed="true">
          <draw:text-box>
            <text:p text:style-name="P27"><text:span text:style-name="T12">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7.498cm" presentation:class="title" presentation:user-transformed="true">
          <draw:text-box>
            <text:p><text:span text:style-name="T3">Dziękuję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1-07T18:13:40.467499535</dc:date>
    <meta:editing-duration>PT5H13M39S</meta:editing-duration>
    <meta:editing-cycles>24</meta:editing-cycles>
    <meta:generator>LibreOffice/6.3.2.2$MacOSX_X86_64 LibreOffice_project/98b30e735bda24bc04ab42594c85f7fd8be07b9c</meta:generator>
    <meta:document-statistic meta:object-count="999"/>
  </office:meta>
</office:document-meta>
</file>